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42.85pt" svg:y="2.83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142775264" calcext:value-type="float">
            <text:p>5.8514277526</text:p>
          </table:table-cell>
          <table:table-cell table:number-columns-repeated="2" office:value-type="float" office:value="2.92571387632" calcext:value-type="float">
            <text:p>2.9257138763</text:p>
          </table:table-cell>
          <table:table-cell office:value-type="float" office:value="3.73917854635" calcext:value-type="float">
            <text:p>3.739178546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5.85145635707" calcext:value-type="float">
            <text:p>5.8514563571</text:p>
          </table:table-cell>
          <table:table-cell office:value-type="float" office:value="2.92574955913" calcext:value-type="float">
            <text:p>2.9257495591</text:p>
          </table:table-cell>
          <table:table-cell office:value-type="float" office:value="2.92570679794" calcext:value-type="float">
            <text:p>2.9257067979</text:p>
          </table:table-cell>
          <table:table-cell office:value-type="float" office:value="3.87766859518" calcext:value-type="float">
            <text:p>3.877668595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5.85151791805" calcext:value-type="float">
            <text:p>5.8515179181</text:p>
          </table:table-cell>
          <table:table-cell office:value-type="float" office:value="2.92582635578" calcext:value-type="float">
            <text:p>2.9258263558</text:p>
          </table:table-cell>
          <table:table-cell office:value-type="float" office:value="2.92569156227" calcext:value-type="float">
            <text:p>2.9256915623</text:p>
          </table:table-cell>
          <table:table-cell office:value-type="float" office:value="4.02128797746" calcext:value-type="float">
            <text:p>4.0212879775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5.85158500705" calcext:value-type="float">
            <text:p>5.8515850071</text:p>
          </table:table-cell>
          <table:table-cell office:value-type="float" office:value="2.92591000923" calcext:value-type="float">
            <text:p>2.9259100092</text:p>
          </table:table-cell>
          <table:table-cell office:value-type="float" office:value="2.92567499782" calcext:value-type="float">
            <text:p>2.9256749978</text:p>
          </table:table-cell>
          <table:table-cell office:value-type="float" office:value="4.17022667119" calcext:value-type="float">
            <text:p>4.17022667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.85164014233" calcext:value-type="float">
            <text:p>5.8516401423</text:p>
          </table:table-cell>
          <table:table-cell office:value-type="float" office:value="2.92597872102" calcext:value-type="float">
            <text:p>2.925978721</text:p>
          </table:table-cell>
          <table:table-cell office:value-type="float" office:value="2.92566142131" calcext:value-type="float">
            <text:p>2.9256614213</text:p>
          </table:table-cell>
          <table:table-cell office:value-type="float" office:value="4.32468169069" calcext:value-type="float">
            <text:p>4.3246816907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5.85167387473" calcext:value-type="float">
            <text:p>5.8516738747</text:p>
          </table:table-cell>
          <table:table-cell office:value-type="float" office:value="2.92602072209" calcext:value-type="float">
            <text:p>2.9260207221</text:p>
          </table:table-cell>
          <table:table-cell office:value-type="float" office:value="2.92565315263" calcext:value-type="float">
            <text:p>2.9256531526</text:p>
          </table:table-cell>
          <table:table-cell office:value-type="float" office:value="4.4848573472" calcext:value-type="float">
            <text:p>4.484857347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5.85168300027" calcext:value-type="float">
            <text:p>5.8516830003</text:p>
          </table:table-cell>
          <table:table-cell office:value-type="float" office:value="2.9260320424" calcext:value-type="float">
            <text:p>2.9260320424</text:p>
          </table:table-cell>
          <table:table-cell office:value-type="float" office:value="2.92565095787" calcext:value-type="float">
            <text:p>2.9256509579</text:p>
          </table:table-cell>
          <table:table-cell office:value-type="float" office:value="4.65096551916" calcext:value-type="float">
            <text:p>4.6509655192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5.851668962" calcext:value-type="float">
            <text:p>5.851668962</text:p>
          </table:table-cell>
          <table:table-cell office:value-type="float" office:value="2.92601449313" calcext:value-type="float">
            <text:p>2.9260144931</text:p>
          </table:table-cell>
          <table:table-cell office:value-type="float" office:value="2.92565446888" calcext:value-type="float">
            <text:p>2.9256544689</text:p>
          </table:table-cell>
          <table:table-cell office:value-type="float" office:value="4.82322593247" calcext:value-type="float">
            <text:p>4.82322593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.85163639037" calcext:value-type="float">
            <text:p>5.8516363904</text:p>
          </table:table-cell>
          <table:table-cell office:value-type="float" office:value="2.92597385939" calcext:value-type="float">
            <text:p>2.9259738594</text:p>
          </table:table-cell>
          <table:table-cell office:value-type="float" office:value="2.92566253098" calcext:value-type="float">
            <text:p>2.925662531</text:p>
          </table:table-cell>
          <table:table-cell office:value-type="float" office:value="5.00186645112" calcext:value-type="float">
            <text:p>5.0018664511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5.85159182713" calcext:value-type="float">
            <text:p>5.8515918271</text:p>
          </table:table-cell>
          <table:table-cell office:value-type="float" office:value="2.92591830711" calcext:value-type="float">
            <text:p>2.9259183071</text:p>
          </table:table-cell>
          <table:table-cell office:value-type="float" office:value="2.92567352002" calcext:value-type="float">
            <text:p>2.92567352</text:p>
          </table:table-cell>
          <table:table-cell office:value-type="float" office:value="5.18712337866" calcext:value-type="float">
            <text:p>5.187123378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.85154263087" calcext:value-type="float">
            <text:p>5.8515426309</text:p>
          </table:table-cell>
          <table:table-cell office:value-type="float" office:value="2.92585700736" calcext:value-type="float">
            <text:p>2.9258570074</text:p>
          </table:table-cell>
          <table:table-cell office:value-type="float" office:value="2.92568562351" calcext:value-type="float">
            <text:p>2.9256856235</text:p>
          </table:table-cell>
          <table:table-cell office:value-type="float" office:value="5.37924177072" calcext:value-type="float">
            <text:p>5.379241770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5.85149603416" calcext:value-type="float">
            <text:p>5.8514960342</text:p>
          </table:table-cell>
          <table:table-cell office:value-type="float" office:value="2.92579897436" calcext:value-type="float">
            <text:p>2.9257989744</text:p>
          </table:table-cell>
          <table:table-cell office:value-type="float" office:value="2.9256970598" calcext:value-type="float">
            <text:p>2.9256970598</text:p>
          </table:table-cell>
          <table:table-cell office:value-type="float" office:value="5.57847575921" calcext:value-type="float">
            <text:p>5.578475759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.85145838846" calcext:value-type="float">
            <text:p>5.8514583885</text:p>
          </table:table-cell>
          <table:table-cell office:value-type="float" office:value="2.92575211673" calcext:value-type="float">
            <text:p>2.9257521167</text:p>
          </table:table-cell>
          <table:table-cell office:value-type="float" office:value="2.92570627172" calcext:value-type="float">
            <text:p>2.9257062717</text:p>
          </table:table-cell>
          <table:table-cell office:value-type="float" office:value="5.78508888845" calcext:value-type="float">
            <text:p>5.785088888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5.85143457118" calcext:value-type="float">
            <text:p>5.8514345712</text:p>
          </table:table-cell>
          <table:table-cell office:value-type="float" office:value="2.92572250858" calcext:value-type="float">
            <text:p>2.9257225086</text:p>
          </table:table-cell>
          <table:table-cell office:value-type="float" office:value="2.9257120626" calcext:value-type="float">
            <text:p>2.9257120626</text:p>
          </table:table-cell>
          <table:table-cell office:value-type="float" office:value="5.99935446381" calcext:value-type="float">
            <text:p>5.999354463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5.8514275741" calcext:value-type="float">
            <text:p>5.8514275741</text:p>
          </table:table-cell>
          <table:table-cell office:value-type="float" office:value="2.92571387006" calcext:value-type="float">
            <text:p>2.9257138701</text:p>
          </table:table-cell>
          <table:table-cell office:value-type="float" office:value="2.92571370405" calcext:value-type="float">
            <text:p>2.9257137041</text:p>
          </table:table-cell>
          <table:table-cell office:value-type="float" office:value="6.22155591322" calcext:value-type="float">
            <text:p>6.221555913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5.85143826992" calcext:value-type="float">
            <text:p>5.8514382699</text:p>
          </table:table-cell>
          <table:table-cell office:value-type="float" office:value="2.92572727542" calcext:value-type="float">
            <text:p>2.9257272754</text:p>
          </table:table-cell>
          <table:table-cell office:value-type="float" office:value="2.92571099451" calcext:value-type="float">
            <text:p>2.9257109945</text:p>
          </table:table-cell>
          <table:table-cell office:value-type="float" office:value="6.45198716208" calcext:value-type="float">
            <text:p>6.451987162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.85151141527" calcext:value-type="float">
            <text:p>5.8515114153</text:p>
          </table:table-cell>
          <table:table-cell office:value-type="float" office:value="2.92575419434" calcext:value-type="float">
            <text:p>2.9257541943</text:p>
          </table:table-cell>
          <table:table-cell office:value-type="float" office:value="2.92575722093" calcext:value-type="float">
            <text:p>2.9257572209</text:p>
          </table:table-cell>
          <table:table-cell office:value-type="float" office:value="6.6909530221" calcext:value-type="float">
            <text:p>6.6909530221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7.42781133184" calcext:value-type="float">
            <text:p>7.4278113318</text:p>
          </table:table-cell>
          <table:table-cell office:value-type="float" office:value="3.71340480357" calcext:value-type="float">
            <text:p>3.7134048036</text:p>
          </table:table-cell>
          <table:table-cell office:value-type="float" office:value="3.71440652827" calcext:value-type="float">
            <text:p>3.7144065283</text:p>
          </table:table-cell>
          <table:table-cell office:value-type="float" office:value="6.93876959443" calcext:value-type="float">
            <text:p>6.938769594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7.42788333653" calcext:value-type="float">
            <text:p>7.4278833365</text:p>
          </table:table-cell>
          <table:table-cell office:value-type="float" office:value="3.71301507645" calcext:value-type="float">
            <text:p>3.7130150765</text:p>
          </table:table-cell>
          <table:table-cell office:value-type="float" office:value="3.71486826009" calcext:value-type="float">
            <text:p>3.7148682601</text:p>
          </table:table-cell>
          <table:table-cell office:value-type="float" office:value="7.19576468786" calcext:value-type="float">
            <text:p>7.1957646879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7.42806700582" calcext:value-type="float">
            <text:p>7.4280670058</text:p>
          </table:table-cell>
          <table:table-cell office:value-type="float" office:value="3.71281591499" calcext:value-type="float">
            <text:p>3.712815915</text:p>
          </table:table-cell>
          <table:table-cell office:value-type="float" office:value="3.71525109083" calcext:value-type="float">
            <text:p>3.7152510908</text:p>
          </table:table-cell>
          <table:table-cell office:value-type="float" office:value="7.46227825243" calcext:value-type="float">
            <text:p>7.462278252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42782853195" calcext:value-type="float">
            <text:p>7.427828532</text:p>
          </table:table-cell>
          <table:table-cell office:value-type="float" office:value="3.71273866891" calcext:value-type="float">
            <text:p>3.7127386689</text:p>
          </table:table-cell>
          <table:table-cell office:value-type="float" office:value="3.71508986304" calcext:value-type="float">
            <text:p>3.715089863</text:p>
          </table:table-cell>
          <table:table-cell office:value-type="float" office:value="7.73866282907" calcext:value-type="float">
            <text:p>7.7386628291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7.42703098708" calcext:value-type="float">
            <text:p>7.4270309871</text:p>
          </table:table-cell>
          <table:table-cell office:value-type="float" office:value="3.71277112539" calcext:value-type="float">
            <text:p>3.7127711254</text:p>
          </table:table-cell>
          <table:table-cell office:value-type="float" office:value="3.71425986169" calcext:value-type="float">
            <text:p>3.7142598617</text:p>
          </table:table-cell>
          <table:table-cell office:value-type="float" office:value="8.02528401597" calcext:value-type="float">
            <text:p>8.02528401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7.42598197128" calcext:value-type="float">
            <text:p>7.4259819713</text:p>
          </table:table-cell>
          <table:table-cell office:value-type="float" office:value="3.71284933314" calcext:value-type="float">
            <text:p>3.7128493331</text:p>
          </table:table-cell>
          <table:table-cell office:value-type="float" office:value="3.71313263814" calcext:value-type="float">
            <text:p>3.7131326381</text:p>
          </table:table-cell>
          <table:table-cell office:value-type="float" office:value="8.32252095222" calcext:value-type="float">
            <text:p>8.3225209522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7.42557861879" calcext:value-type="float">
            <text:p>7.4255786188</text:p>
          </table:table-cell>
          <table:table-cell office:value-type="float" office:value="3.71283241814" calcext:value-type="float">
            <text:p>3.7128324181</text:p>
          </table:table-cell>
          <table:table-cell office:value-type="float" office:value="3.71274620066" calcext:value-type="float">
            <text:p>3.7127462007</text:p>
          </table:table-cell>
          <table:table-cell office:value-type="float" office:value="8.63076681924" calcext:value-type="float">
            <text:p>8.630766819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.42552764141" calcext:value-type="float">
            <text:p>7.4255276414</text:p>
          </table:table-cell>
          <table:table-cell office:value-type="float" office:value="3.71276865407" calcext:value-type="float">
            <text:p>3.7127686541</text:p>
          </table:table-cell>
          <table:table-cell office:value-type="float" office:value="3.71275898734" calcext:value-type="float">
            <text:p>3.7127589873</text:p>
          </table:table-cell>
          <table:table-cell office:value-type="float" office:value="8.95042936099" calcext:value-type="float">
            <text:p>8.95042936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7.42545932935" calcext:value-type="float">
            <text:p>7.4254593294</text:p>
          </table:table-cell>
          <table:table-cell office:value-type="float" office:value="3.71271160982" calcext:value-type="float">
            <text:p>3.7127116098</text:p>
          </table:table-cell>
          <table:table-cell office:value-type="float" office:value="3.71274771953" calcext:value-type="float">
            <text:p>3.7127477195</text:p>
          </table:table-cell>
          <table:table-cell office:value-type="float" office:value="9.28193142322" calcext:value-type="float">
            <text:p>9.2819314232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7.42532560331" calcext:value-type="float">
            <text:p>7.4253256033</text:p>
          </table:table-cell>
          <table:table-cell office:value-type="float" office:value="3.71266888363" calcext:value-type="float">
            <text:p>3.7126688836</text:p>
          </table:table-cell>
          <table:table-cell office:value-type="float" office:value="3.71265671968" calcext:value-type="float">
            <text:p>3.7126567197</text:p>
          </table:table-cell>
          <table:table-cell office:value-type="float" office:value="9.6257115129" calcext:value-type="float">
            <text:p>9.6257115129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7.42517161528" calcext:value-type="float">
            <text:p>7.4251716153</text:p>
          </table:table-cell>
          <table:table-cell office:value-type="float" office:value="3.71263481386" calcext:value-type="float">
            <text:p>3.7126348139</text:p>
          </table:table-cell>
          <table:table-cell office:value-type="float" office:value="3.71253680142" calcext:value-type="float">
            <text:p>3.7125368014</text:p>
          </table:table-cell>
          <table:table-cell office:value-type="float" office:value="9.98222437818" calcext:value-type="float">
            <text:p>9.982224378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7.42509154848" calcext:value-type="float">
            <text:p>7.4250915485</text:p>
          </table:table-cell>
          <table:table-cell office:value-type="float" office:value="3.71259216592" calcext:value-type="float">
            <text:p>3.7125921659</text:p>
          </table:table-cell>
          <table:table-cell office:value-type="float" office:value="3.71249938256" calcext:value-type="float">
            <text:p>3.7124993826</text:p>
          </table:table-cell>
          <table:table-cell office:value-type="float" office:value="10.35194161" calcext:value-type="float">
            <text:p>10.35194161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7.42504971966" calcext:value-type="float">
            <text:p>7.4250497197</text:p>
          </table:table-cell>
          <table:table-cell office:value-type="float" office:value="3.71254525816" calcext:value-type="float">
            <text:p>3.7125452582</text:p>
          </table:table-cell>
          <table:table-cell office:value-type="float" office:value="3.71250446151" calcext:value-type="float">
            <text:p>3.7125044615</text:p>
          </table:table-cell>
          <table:table-cell office:value-type="float" office:value="10.7353522659" calcext:value-type="float">
            <text:p>10.735352265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.4250187968" calcext:value-type="float">
            <text:p>7.4250187968</text:p>
          </table:table-cell>
          <table:table-cell office:value-type="float" office:value="3.71249797462" calcext:value-type="float">
            <text:p>3.7124979746</text:p>
          </table:table-cell>
          <table:table-cell office:value-type="float" office:value="3.71252082218" calcext:value-type="float">
            <text:p>3.7125208222</text:p>
          </table:table-cell>
          <table:table-cell office:value-type="float" office:value="11.1329635169" calcext:value-type="float">
            <text:p>11.1329635169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7.42498118184" calcext:value-type="float">
            <text:p>7.4249811818</text:p>
          </table:table-cell>
          <table:table-cell office:value-type="float" office:value="3.71245391286" calcext:value-type="float">
            <text:p>3.7124539129</text:p>
          </table:table-cell>
          <table:table-cell office:value-type="float" office:value="3.71252726898" calcext:value-type="float">
            <text:p>3.712527269</text:p>
          </table:table-cell>
          <table:table-cell office:value-type="float" office:value="11.5453013183" calcext:value-type="float">
            <text:p>11.545301318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.42475442701" calcext:value-type="float">
            <text:p>7.424754427</text:p>
          </table:table-cell>
          <table:table-cell office:value-type="float" office:value="3.71234303592" calcext:value-type="float">
            <text:p>3.7123430359</text:p>
          </table:table-cell>
          <table:table-cell office:value-type="float" office:value="3.71241139109" calcext:value-type="float">
            <text:p>3.7124113911</text:p>
          </table:table-cell>
          <table:table-cell office:value-type="float" office:value="11.9729111057" calcext:value-type="float">
            <text:p>11.972911105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7.42441790778" calcext:value-type="float">
            <text:p>7.4244179078</text:p>
          </table:table-cell>
          <table:table-cell office:value-type="float" office:value="3.71212122508" calcext:value-type="float">
            <text:p>3.7121212251</text:p>
          </table:table-cell>
          <table:table-cell office:value-type="float" office:value="3.7122966827" calcext:value-type="float">
            <text:p>3.7122966827</text:p>
          </table:table-cell>
          <table:table-cell office:value-type="float" office:value="12.4163585162" calcext:value-type="float">
            <text:p>12.416358516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2.0571117005" calcext:value-type="float">
            <text:p>12.0571117005</text:p>
          </table:table-cell>
          <table:table-cell office:value-type="float" office:value="6.02841096167" calcext:value-type="float">
            <text:p>6.0284109617</text:p>
          </table:table-cell>
          <table:table-cell office:value-type="float" office:value="6.02870073883" calcext:value-type="float">
            <text:p>6.0287007388</text:p>
          </table:table-cell>
          <table:table-cell office:value-type="float" office:value="12.8762301366" calcext:value-type="float">
            <text:p>12.8762301366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2.0564300162" calcext:value-type="float">
            <text:p>12.0564300162</text:p>
          </table:table-cell>
          <table:table-cell office:value-type="float" office:value="6.02813049038" calcext:value-type="float">
            <text:p>6.0281304904</text:p>
          </table:table-cell>
          <table:table-cell office:value-type="float" office:value="6.02829952585" calcext:value-type="float">
            <text:p>6.0282995259</text:p>
          </table:table-cell>
          <table:table-cell office:value-type="float" office:value="13.3531342796" calcext:value-type="float">
            <text:p>13.353134279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.0559530292" calcext:value-type="float">
            <text:p>12.0559530292</text:p>
          </table:table-cell>
          <table:table-cell office:value-type="float" office:value="6.0279552189" calcext:value-type="float">
            <text:p>6.0279552189</text:p>
          </table:table-cell>
          <table:table-cell office:value-type="float" office:value="6.02799781033" calcext:value-type="float">
            <text:p>6.0279978103</text:p>
          </table:table-cell>
          <table:table-cell office:value-type="float" office:value="13.8477017883" calcext:value-type="float">
            <text:p>13.8477017883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2.0555887644" calcext:value-type="float">
            <text:p>12.0555887644</text:p>
          </table:table-cell>
          <table:table-cell office:value-type="float" office:value="6.02780989001" calcext:value-type="float">
            <text:p>6.02780989</text:p>
          </table:table-cell>
          <table:table-cell office:value-type="float" office:value="6.02777887438" calcext:value-type="float">
            <text:p>6.0277788744</text:p>
          </table:table-cell>
          <table:table-cell office:value-type="float" office:value="14.3605868707" calcext:value-type="float">
            <text:p>14.360586870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2.0553256457" calcext:value-type="float">
            <text:p>12.0553256457</text:p>
          </table:table-cell>
          <table:table-cell office:value-type="float" office:value="6.02766679737" calcext:value-type="float">
            <text:p>6.0276667974</text:p>
          </table:table-cell>
          <table:table-cell office:value-type="float" office:value="6.02765884834" calcext:value-type="float">
            <text:p>6.0276588483</text:p>
          </table:table-cell>
          <table:table-cell office:value-type="float" office:value="14.8924679649" calcext:value-type="float">
            <text:p>14.8924679649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2.0551305005" calcext:value-type="float">
            <text:p>12.0551305005</text:p>
          </table:table-cell>
          <table:table-cell office:value-type="float" office:value="6.0275209502" calcext:value-type="float">
            <text:p>6.0275209502</text:p>
          </table:table-cell>
          <table:table-cell office:value-type="float" office:value="6.02760955029" calcext:value-type="float">
            <text:p>6.0276095503</text:p>
          </table:table-cell>
          <table:table-cell office:value-type="float" office:value="15.444048637" calcext:value-type="float">
            <text:p>15.4440486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.0585304832" calcext:value-type="float">
            <text:p>12.0585304832</text:p>
          </table:table-cell>
          <table:table-cell office:value-type="float" office:value="6.0265025751" calcext:value-type="float">
            <text:p>6.0265025751</text:p>
          </table:table-cell>
          <table:table-cell office:value-type="float" office:value="6.03202790814" calcext:value-type="float">
            <text:p>6.0320279081</text:p>
          </table:table-cell>
          <table:table-cell office:value-type="float" office:value="16.0160585111" calcext:value-type="float">
            <text:p>16.0160585111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2.0601384806" calcext:value-type="float">
            <text:p>12.0601384806</text:p>
          </table:table-cell>
          <table:table-cell office:value-type="float" office:value="6.02582994883" calcext:value-type="float">
            <text:p>6.0258299488</text:p>
          </table:table-cell>
          <table:table-cell office:value-type="float" office:value="6.03430853181" calcext:value-type="float">
            <text:p>6.0343085318</text:p>
          </table:table-cell>
          <table:table-cell office:value-type="float" office:value="16.6092542352" calcext:value-type="float">
            <text:p>16.6092542352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2.0558558415" calcext:value-type="float">
            <text:p>12.0558558415</text:p>
          </table:table-cell>
          <table:table-cell office:value-type="float" office:value="6.02622960475" calcext:value-type="float">
            <text:p>6.0262296048</text:p>
          </table:table-cell>
          <table:table-cell office:value-type="float" office:value="6.02962623673" calcext:value-type="float">
            <text:p>6.0296262367</text:p>
          </table:table-cell>
          <table:table-cell office:value-type="float" office:value="17.2244204813" calcext:value-type="float">
            <text:p>17.2244204813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2.0530480191" calcext:value-type="float">
            <text:p>12.0530480191</text:p>
          </table:table-cell>
          <table:table-cell office:value-type="float" office:value="6.02646456383" calcext:value-type="float">
            <text:p>6.0264645638</text:p>
          </table:table-cell>
          <table:table-cell office:value-type="float" office:value="6.02658345532" calcext:value-type="float">
            <text:p>6.0265834553</text:p>
          </table:table-cell>
          <table:table-cell office:value-type="float" office:value="17.862370984" calcext:value-type="float">
            <text:p>17.86237098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.0529230369" calcext:value-type="float">
            <text:p>12.0529230369</text:p>
          </table:table-cell>
          <table:table-cell office:value-type="float" office:value="6.02622109464" calcext:value-type="float">
            <text:p>6.0262210946</text:p>
          </table:table-cell>
          <table:table-cell office:value-type="float" office:value="6.02670194229" calcext:value-type="float">
            <text:p>6.0267019423</text:p>
          </table:table-cell>
          <table:table-cell office:value-type="float" office:value="18.5239496166" calcext:value-type="float">
            <text:p>18.5239496166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2.0521650764" calcext:value-type="float">
            <text:p>12.0521650764</text:p>
          </table:table-cell>
          <table:table-cell office:value-type="float" office:value="6.02606389908" calcext:value-type="float">
            <text:p>6.0260638991</text:p>
          </table:table-cell>
          <table:table-cell office:value-type="float" office:value="6.02610117728" calcext:value-type="float">
            <text:p>6.0261011773</text:p>
          </table:table-cell>
          <table:table-cell office:value-type="float" office:value="19.2100315073" calcext:value-type="float">
            <text:p>19.210031507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.0518782174" calcext:value-type="float">
            <text:p>12.0518782174</text:p>
          </table:table-cell>
          <table:table-cell office:value-type="float" office:value="6.02584757557" calcext:value-type="float">
            <text:p>6.0258475756</text:p>
          </table:table-cell>
          <table:table-cell office:value-type="float" office:value="6.02603064188" calcext:value-type="float">
            <text:p>6.0260306419</text:p>
          </table:table-cell>
          <table:table-cell office:value-type="float" office:value="19.921524197" calcext:value-type="float">
            <text:p>19.92152419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2.0517903009" calcext:value-type="float">
            <text:p>12.0517903009</text:p>
          </table:table-cell>
          <table:table-cell office:value-type="float" office:value="6.02563265161" calcext:value-type="float">
            <text:p>6.0256326516</text:p>
          </table:table-cell>
          <table:table-cell office:value-type="float" office:value="6.02615764925" calcext:value-type="float">
            <text:p>6.0261576493</text:p>
          </table:table-cell>
          <table:table-cell office:value-type="float" office:value="20.6593688398" calcext:value-type="float">
            <text:p>20.659368839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.0509395116" calcext:value-type="float">
            <text:p>12.0509395116</text:p>
          </table:table-cell>
          <table:table-cell office:value-type="float" office:value="6.0251036283" calcext:value-type="float">
            <text:p>6.0251036283</text:p>
          </table:table-cell>
          <table:table-cell office:value-type="float" office:value="6.02583588333" calcext:value-type="float">
            <text:p>6.0258358833</text:p>
          </table:table-cell>
          <table:table-cell office:value-type="float" office:value="21.4245414475" calcext:value-type="float">
            <text:p>21.4245414475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2.0485757682" calcext:value-type="float">
            <text:p>12.0485757682</text:p>
          </table:table-cell>
          <table:table-cell office:value-type="float" office:value="6.0242612026" calcext:value-type="float">
            <text:p>6.0242612026</text:p>
          </table:table-cell>
          <table:table-cell office:value-type="float" office:value="6.0243145656" calcext:value-type="float">
            <text:p>6.0243145656</text:p>
          </table:table-cell>
          <table:table-cell office:value-type="float" office:value="22.2180541815" calcext:value-type="float">
            <text:p>22.218054181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.047349598" calcext:value-type="float">
            <text:p>12.047349598</text:p>
          </table:table-cell>
          <table:table-cell office:value-type="float" office:value="6.0236227616" calcext:value-type="float">
            <text:p>6.0236227616</text:p>
          </table:table-cell>
          <table:table-cell office:value-type="float" office:value="6.02372683639" calcext:value-type="float">
            <text:p>6.0237268364</text:p>
          </table:table-cell>
          <table:table-cell office:value-type="float" office:value="23.0409566907" calcext:value-type="float">
            <text:p>23.0409566907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22.1825211163" calcext:value-type="float">
            <text:p>22.1825211163</text:p>
          </table:table-cell>
          <table:table-cell office:value-type="float" office:value="11.0910420321" calcext:value-type="float">
            <text:p>11.0910420321</text:p>
          </table:table-cell>
          <table:table-cell office:value-type="float" office:value="11.0914790842" calcext:value-type="float">
            <text:p>11.0914790842</text:p>
          </table:table-cell>
          <table:table-cell office:value-type="float" office:value="23.8943375008" calcext:value-type="float">
            <text:p>23.894337500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2.1813292473" calcext:value-type="float">
            <text:p>22.1813292473</text:p>
          </table:table-cell>
          <table:table-cell office:value-type="float" office:value="11.0906636506" calcext:value-type="float">
            <text:p>11.0906636506</text:p>
          </table:table-cell>
          <table:table-cell office:value-type="float" office:value="11.0906655967" calcext:value-type="float">
            <text:p>11.0906655967</text:p>
          </table:table-cell>
          <table:table-cell office:value-type="float" office:value="24.7793254537" calcext:value-type="float">
            <text:p>24.7793254537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22.1808583408" calcext:value-type="float">
            <text:p>22.1808583408</text:p>
          </table:table-cell>
          <table:table-cell office:value-type="float" office:value="11.0902887778" calcext:value-type="float">
            <text:p>11.0902887778</text:p>
          </table:table-cell>
          <table:table-cell office:value-type="float" office:value="11.090569563" calcext:value-type="float">
            <text:p>11.090569563</text:p>
          </table:table-cell>
          <table:table-cell office:value-type="float" office:value="25.6970912007" calcext:value-type="float">
            <text:p>25.697091200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2.1800125917" calcext:value-type="float">
            <text:p>22.1800125917</text:p>
          </table:table-cell>
          <table:table-cell office:value-type="float" office:value="11.0899863944" calcext:value-type="float">
            <text:p>11.0899863944</text:p>
          </table:table-cell>
          <table:table-cell office:value-type="float" office:value="11.0900261972" calcext:value-type="float">
            <text:p>11.0900261972</text:p>
          </table:table-cell>
          <table:table-cell office:value-type="float" office:value="26.6488487514" calcext:value-type="float">
            <text:p>26.648848751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22.1802706399" calcext:value-type="float">
            <text:p>22.1802706399</text:p>
          </table:table-cell>
          <table:table-cell office:value-type="float" office:value="11.0895119492" calcext:value-type="float">
            <text:p>11.0895119492</text:p>
          </table:table-cell>
          <table:table-cell office:value-type="float" office:value="11.0907586907" calcext:value-type="float">
            <text:p>11.0907586907</text:p>
          </table:table-cell>
          <table:table-cell office:value-type="float" office:value="27.6358570793" calcext:value-type="float">
            <text:p>27.635857079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2.1788120229" calcext:value-type="float">
            <text:p>22.1788120229</text:p>
          </table:table-cell>
          <table:table-cell office:value-type="float" office:value="11.0893623758" calcext:value-type="float">
            <text:p>11.0893623758</text:p>
          </table:table-cell>
          <table:table-cell office:value-type="float" office:value="11.0894496471" calcext:value-type="float">
            <text:p>11.0894496471</text:p>
          </table:table-cell>
          <table:table-cell office:value-type="float" office:value="28.6594217871" calcext:value-type="float">
            <text:p>28.6594217871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22.178347365" calcext:value-type="float">
            <text:p>22.178347365</text:p>
          </table:table-cell>
          <table:table-cell office:value-type="float" office:value="11.0888394564" calcext:value-type="float">
            <text:p>11.0888394564</text:p>
          </table:table-cell>
          <table:table-cell office:value-type="float" office:value="11.0895079085" calcext:value-type="float">
            <text:p>11.0895079085</text:p>
          </table:table-cell>
          <table:table-cell office:value-type="float" office:value="29.7208968339" calcext:value-type="float">
            <text:p>29.720896833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2.1770640934" calcext:value-type="float">
            <text:p>22.1770640934</text:p>
          </table:table-cell>
          <table:table-cell office:value-type="float" office:value="11.0884829839" calcext:value-type="float">
            <text:p>11.0884829839</text:p>
          </table:table-cell>
          <table:table-cell office:value-type="float" office:value="11.0885811096" calcext:value-type="float">
            <text:p>11.0885811096</text:p>
          </table:table-cell>
          <table:table-cell office:value-type="float" office:value="30.8216863261" calcext:value-type="float">
            <text:p>30.8216863261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22.1762320121" calcext:value-type="float">
            <text:p>22.1762320121</text:p>
          </table:table-cell>
          <table:table-cell office:value-type="float" office:value="11.0881397764" calcext:value-type="float">
            <text:p>11.0881397764</text:p>
          </table:table-cell>
          <table:table-cell office:value-type="float" office:value="11.0880922357" calcext:value-type="float">
            <text:p>11.0880922357</text:p>
          </table:table-cell>
          <table:table-cell office:value-type="float" office:value="31.963246375" calcext:value-type="float">
            <text:p>31.96324637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2.1934144289" calcext:value-type="float">
            <text:p>22.1934144289</text:p>
          </table:table-cell>
          <table:table-cell office:value-type="float" office:value="11.0838395866" calcext:value-type="float">
            <text:p>11.0838395866</text:p>
          </table:table-cell>
          <table:table-cell office:value-type="float" office:value="11.1095748423" calcext:value-type="float">
            <text:p>11.1095748423</text:p>
          </table:table-cell>
          <table:table-cell office:value-type="float" office:value="33.1470870224" calcext:value-type="float">
            <text:p>33.147087022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22.1731234643" calcext:value-type="float">
            <text:p>22.1731234643</text:p>
          </table:table-cell>
          <table:table-cell office:value-type="float" office:value="11.0856261472" calcext:value-type="float">
            <text:p>11.0856261472</text:p>
          </table:table-cell>
          <table:table-cell office:value-type="float" office:value="11.0874973171" calcext:value-type="float">
            <text:p>11.0874973171</text:p>
          </table:table-cell>
          <table:table-cell office:value-type="float" office:value="34.3747742385" calcext:value-type="float">
            <text:p>34.374774238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2.1711819925" calcext:value-type="float">
            <text:p>22.1711819925</text:p>
          </table:table-cell>
          <table:table-cell office:value-type="float" office:value="11.0846735568" calcext:value-type="float">
            <text:p>11.0846735568</text:p>
          </table:table-cell>
          <table:table-cell office:value-type="float" office:value="11.0865084357" calcext:value-type="float">
            <text:p>11.0865084357</text:p>
          </table:table-cell>
          <table:table-cell office:value-type="float" office:value="35.6479319932" calcext:value-type="float">
            <text:p>35.6479319932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22.1683943478" calcext:value-type="float">
            <text:p>22.1683943478</text:p>
          </table:table-cell>
          <table:table-cell office:value-type="float" office:value="11.0839391122" calcext:value-type="float">
            <text:p>11.0839391122</text:p>
          </table:table-cell>
          <table:table-cell office:value-type="float" office:value="11.0844552356" calcext:value-type="float">
            <text:p>11.0844552356</text:p>
          </table:table-cell>
          <table:table-cell office:value-type="float" office:value="36.9682444043" calcext:value-type="float">
            <text:p>36.968244404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2.1669612583" calcext:value-type="float">
            <text:p>22.1669612583</text:p>
          </table:table-cell>
          <table:table-cell office:value-type="float" office:value="11.0822600351" calcext:value-type="float">
            <text:p>11.0822600351</text:p>
          </table:table-cell>
          <table:table-cell office:value-type="float" office:value="11.0847012233" calcext:value-type="float">
            <text:p>11.0847012233</text:p>
          </table:table-cell>
          <table:table-cell office:value-type="float" office:value="38.3374579652" calcext:value-type="float">
            <text:p>38.337457965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2.1583567355" calcext:value-type="float">
            <text:p>22.1583567355</text:p>
          </table:table-cell>
          <table:table-cell office:value-type="float" office:value="11.0789034295" calcext:value-type="float">
            <text:p>11.0789034295</text:p>
          </table:table-cell>
          <table:table-cell office:value-type="float" office:value="11.079453306" calcext:value-type="float">
            <text:p>11.079453306</text:p>
          </table:table-cell>
          <table:table-cell office:value-type="float" office:value="39.7573838552" calcext:value-type="float">
            <text:p>39.757383855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2.1530232372" calcext:value-type="float">
            <text:p>22.1530232372</text:p>
          </table:table-cell>
          <table:table-cell office:value-type="float" office:value="11.0765175027" calcext:value-type="float">
            <text:p>11.0765175027</text:p>
          </table:table-cell>
          <table:table-cell office:value-type="float" office:value="11.0765057344" calcext:value-type="float">
            <text:p>11.0765057344</text:p>
          </table:table-cell>
          <table:table-cell office:value-type="float" office:value="41.2299003352" calcext:value-type="float">
            <text:p>41.2299003352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42.7569552323" calcext:value-type="float">
            <text:p>42.7569552323</text:p>
          </table:table-cell>
          <table:table-cell office:value-type="float" office:value="21.3784372007" calcext:value-type="float">
            <text:p>21.3784372007</text:p>
          </table:table-cell>
          <table:table-cell office:value-type="float" office:value="21.3785180317" calcext:value-type="float">
            <text:p>21.3785180317</text:p>
          </table:table-cell>
          <table:table-cell office:value-type="float" office:value="42.7569552323" calcext:value-type="float">
            <text:p>42.7569552323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2.7562306922" calcext:value-type="float">
            <text:p>42.7562306922</text:p>
          </table:table-cell>
          <table:table-cell office:value-type="float" office:value="21.3777637528" calcext:value-type="float">
            <text:p>21.3777637528</text:p>
          </table:table-cell>
          <table:table-cell office:value-type="float" office:value="21.3784669394" calcext:value-type="float">
            <text:p>21.3784669394</text:p>
          </table:table-cell>
          <table:table-cell office:value-type="float" office:value="44.3405685164" calcext:value-type="float">
            <text:p>44.340568516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42.7538318616" calcext:value-type="float">
            <text:p>42.7538318616</text:p>
          </table:table-cell>
          <table:table-cell office:value-type="float" office:value="21.3768035799" calcext:value-type="float">
            <text:p>21.3768035799</text:p>
          </table:table-cell>
          <table:table-cell office:value-type="float" office:value="21.3770282817" calcext:value-type="float">
            <text:p>21.3770282817</text:p>
          </table:table-cell>
          <table:table-cell office:value-type="float" office:value="45.9828349721" calcext:value-type="float">
            <text:p>45.982834972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2.7551987731" calcext:value-type="float">
            <text:p>42.7551987731</text:p>
          </table:table-cell>
          <table:table-cell office:value-type="float" office:value="21.3754021204" calcext:value-type="float">
            <text:p>21.3754021204</text:p>
          </table:table-cell>
          <table:table-cell office:value-type="float" office:value="21.3797966527" calcext:value-type="float">
            <text:p>21.3797966527</text:p>
          </table:table-cell>
          <table:table-cell office:value-type="float" office:value="47.6859269698" calcext:value-type="float">
            <text:p>47.6859269698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42.7499920118" calcext:value-type="float">
            <text:p>42.7499920118</text:p>
          </table:table-cell>
          <table:table-cell office:value-type="float" office:value="21.3749545744" calcext:value-type="float">
            <text:p>21.3749545744</text:p>
          </table:table-cell>
          <table:table-cell office:value-type="float" office:value="21.3750374374" calcext:value-type="float">
            <text:p>21.3750374374</text:p>
          </table:table-cell>
          <table:table-cell office:value-type="float" office:value="49.4520973392" calcext:value-type="float">
            <text:p>49.452097339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2.7479385428" calcext:value-type="float">
            <text:p>42.7479385428</text:p>
          </table:table-cell>
          <table:table-cell office:value-type="float" office:value="21.373940919" calcext:value-type="float">
            <text:p>21.373940919</text:p>
          </table:table-cell>
          <table:table-cell office:value-type="float" office:value="21.3739976238" calcext:value-type="float">
            <text:p>21.3739976238</text:p>
          </table:table-cell>
          <table:table-cell office:value-type="float" office:value="51.2836823491" calcext:value-type="float">
            <text:p>51.2836823491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42.7463735909" calcext:value-type="float">
            <text:p>42.7463735909</text:p>
          </table:table-cell>
          <table:table-cell office:value-type="float" office:value="21.3728095238" calcext:value-type="float">
            <text:p>21.3728095238</text:p>
          </table:table-cell>
          <table:table-cell office:value-type="float" office:value="21.3735640671" calcext:value-type="float">
            <text:p>21.3735640671</text:p>
          </table:table-cell>
          <table:table-cell office:value-type="float" office:value="53.1831047982" calcext:value-type="float">
            <text:p>53.183104798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2.7433635227" calcext:value-type="float">
            <text:p>42.7433635227</text:p>
          </table:table-cell>
          <table:table-cell office:value-type="float" office:value="21.3715161232" calcext:value-type="float">
            <text:p>21.3715161232</text:p>
          </table:table-cell>
          <table:table-cell office:value-type="float" office:value="21.3718473996" calcext:value-type="float">
            <text:p>21.3718473996</text:p>
          </table:table-cell>
          <table:table-cell office:value-type="float" office:value="55.1528772198" calcext:value-type="float">
            <text:p>55.1528772198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2.7405249601" calcext:value-type="float">
            <text:p>42.7405249601</text:p>
          </table:table-cell>
          <table:table-cell office:value-type="float" office:value="21.3702343914" calcext:value-type="float">
            <text:p>21.3702343914</text:p>
          </table:table-cell>
          <table:table-cell office:value-type="float" office:value="21.3702905687" calcext:value-type="float">
            <text:p>21.3702905687</text:p>
          </table:table-cell>
          <table:table-cell office:value-type="float" office:value="57.1956052051" calcext:value-type="float">
            <text:p>57.195605205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2.7381027938" calcext:value-type="float">
            <text:p>42.7381027938</text:p>
          </table:table-cell>
          <table:table-cell office:value-type="float" office:value="21.3688958363" calcext:value-type="float">
            <text:p>21.3688958363</text:p>
          </table:table-cell>
          <table:table-cell office:value-type="float" office:value="21.3692069575" calcext:value-type="float">
            <text:p>21.3692069575</text:p>
          </table:table-cell>
          <table:table-cell office:value-type="float" office:value="59.3139908503" calcext:value-type="float">
            <text:p>59.3139908503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42.7331280251" calcext:value-type="float">
            <text:p>42.7331280251</text:p>
          </table:table-cell>
          <table:table-cell office:value-type="float" office:value="21.3662476085" calcext:value-type="float">
            <text:p>21.3662476085</text:p>
          </table:table-cell>
          <table:table-cell office:value-type="float" office:value="21.3668804166" calcext:value-type="float">
            <text:p>21.3668804166</text:p>
          </table:table-cell>
          <table:table-cell office:value-type="float" office:value="61.5108363304" calcext:value-type="float">
            <text:p>61.510836330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2.7696023685" calcext:value-type="float">
            <text:p>42.7696023685</text:p>
          </table:table-cell>
          <table:table-cell office:value-type="float" office:value="21.3567367151" calcext:value-type="float">
            <text:p>21.3567367151</text:p>
          </table:table-cell>
          <table:table-cell office:value-type="float" office:value="21.4128656534" calcext:value-type="float">
            <text:p>21.4128656534</text:p>
          </table:table-cell>
          <table:table-cell office:value-type="float" office:value="63.7890476061" calcext:value-type="float">
            <text:p>63.7890476061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42.7187856457" calcext:value-type="float">
            <text:p>42.7187856457</text:p>
          </table:table-cell>
          <table:table-cell office:value-type="float" office:value="21.3572867639" calcext:value-type="float">
            <text:p>21.3572867639</text:p>
          </table:table-cell>
          <table:table-cell office:value-type="float" office:value="21.3614988818" calcext:value-type="float">
            <text:p>21.3614988818</text:p>
          </table:table-cell>
          <table:table-cell office:value-type="float" office:value="66.1516382682" calcext:value-type="float">
            <text:p>66.151638268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2.7104249913" calcext:value-type="float">
            <text:p>42.7104249913</text:p>
          </table:table-cell>
          <table:table-cell office:value-type="float" office:value="21.3529887769" calcext:value-type="float">
            <text:p>21.3529887769</text:p>
          </table:table-cell>
          <table:table-cell office:value-type="float" office:value="21.3574362144" calcext:value-type="float">
            <text:p>21.3574362144</text:p>
          </table:table-cell>
          <table:table-cell office:value-type="float" office:value="68.601733523" calcext:value-type="float">
            <text:p>68.601733523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42.6816689252" calcext:value-type="float">
            <text:p>42.6816689252</text:p>
          </table:table-cell>
          <table:table-cell office:value-type="float" office:value="21.3408299734" calcext:value-type="float">
            <text:p>21.3408299734</text:p>
          </table:table-cell>
          <table:table-cell office:value-type="float" office:value="21.3408389518" calcext:value-type="float">
            <text:p>21.3408389518</text:p>
          </table:table-cell>
          <table:table-cell office:value-type="float" office:value="71.1425743272" calcext:value-type="float">
            <text:p>71.142574327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2.6608266908" calcext:value-type="float">
            <text:p>42.6608266908</text:p>
          </table:table-cell>
          <table:table-cell office:value-type="float" office:value="21.3305282715" calcext:value-type="float">
            <text:p>21.3305282715</text:p>
          </table:table-cell>
          <table:table-cell office:value-type="float" office:value="21.3302984193" calcext:value-type="float">
            <text:p>21.3302984193</text:p>
          </table:table-cell>
          <table:table-cell office:value-type="float" office:value="73.7775216746" calcext:value-type="float">
            <text:p>73.7775216746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42.6458731013" calcext:value-type="float">
            <text:p>42.6458731013</text:p>
          </table:table-cell>
          <table:table-cell office:value-type="float" office:value="21.3230796344" calcext:value-type="float">
            <text:p>21.3230796344</text:p>
          </table:table-cell>
          <table:table-cell office:value-type="float" office:value="21.322793467" calcext:value-type="float">
            <text:p>21.322793467</text:p>
          </table:table-cell>
          <table:table-cell office:value-type="float" office:value="76.5100610417" calcext:value-type="float">
            <text:p>76.510061041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83.0743995161" calcext:value-type="float">
            <text:p>83.0743995161</text:p>
          </table:table-cell>
          <table:table-cell office:value-type="float" office:value="41.5370736134" calcext:value-type="float">
            <text:p>41.5370736134</text:p>
          </table:table-cell>
          <table:table-cell office:value-type="float" office:value="41.5373259027" calcext:value-type="float">
            <text:p>41.5373259027</text:p>
          </table:table-cell>
          <table:table-cell office:value-type="float" office:value="79.3438069989" calcext:value-type="float">
            <text:p>79.3438069989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83.0705691699" calcext:value-type="float">
            <text:p>83.0705691699</text:p>
          </table:table-cell>
          <table:table-cell office:value-type="float" office:value="41.5339587418" calcext:value-type="float">
            <text:p>41.5339587418</text:p>
          </table:table-cell>
          <table:table-cell office:value-type="float" office:value="41.536610428" calcext:value-type="float">
            <text:p>41.536610428</text:p>
          </table:table-cell>
          <table:table-cell office:value-type="float" office:value="82.2825079913" calcext:value-type="float">
            <text:p>82.282507991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83.0687553323" calcext:value-type="float">
            <text:p>83.0687553323</text:p>
          </table:table-cell>
          <table:table-cell office:value-type="float" office:value="41.5282588045" calcext:value-type="float">
            <text:p>41.5282588045</text:p>
          </table:table-cell>
          <table:table-cell office:value-type="float" office:value="41.5404965278" calcext:value-type="float">
            <text:p>41.5404965278</text:p>
          </table:table-cell>
          <table:table-cell office:value-type="float" office:value="85.3300512973" calcext:value-type="float">
            <text:p>85.3300512973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83.0502937372" calcext:value-type="float">
            <text:p>83.0502937372</text:p>
          </table:table-cell>
          <table:table-cell office:value-type="float" office:value="41.5248313318" calcext:value-type="float">
            <text:p>41.5248313318</text:p>
          </table:table-cell>
          <table:table-cell office:value-type="float" office:value="41.5254624053" calcext:value-type="float">
            <text:p>41.5254624053</text:p>
          </table:table-cell>
          <table:table-cell office:value-type="float" office:value="88.4904681706" calcext:value-type="float">
            <text:p>88.490468170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83.0406710065" calcext:value-type="float">
            <text:p>83.0406710065</text:p>
          </table:table-cell>
          <table:table-cell office:value-type="float" office:value="41.5202475112" calcext:value-type="float">
            <text:p>41.5202475112</text:p>
          </table:table-cell>
          <table:table-cell office:value-type="float" office:value="41.5204234953" calcext:value-type="float">
            <text:p>41.5204234953</text:p>
          </table:table-cell>
          <table:table-cell office:value-type="float" office:value="91.7679391727" calcext:value-type="float">
            <text:p>91.7679391727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83.032129595" calcext:value-type="float">
            <text:p>83.032129595</text:p>
          </table:table-cell>
          <table:table-cell office:value-type="float" office:value="41.5159569817" calcext:value-type="float">
            <text:p>41.5159569817</text:p>
          </table:table-cell>
          <table:table-cell office:value-type="float" office:value="41.5161726133" calcext:value-type="float">
            <text:p>41.5161726133</text:p>
          </table:table-cell>
          <table:table-cell office:value-type="float" office:value="95.1667997028" calcext:value-type="float">
            <text:p>95.166799702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83.0239043519" calcext:value-type="float">
            <text:p>83.0239043519</text:p>
          </table:table-cell>
          <table:table-cell office:value-type="float" office:value="41.511904201" calcext:value-type="float">
            <text:p>41.511904201</text:p>
          </table:table-cell>
          <table:table-cell office:value-type="float" office:value="41.5120001509" calcext:value-type="float">
            <text:p>41.5120001509</text:p>
          </table:table-cell>
          <table:table-cell office:value-type="float" office:value="98.6915457329" calcext:value-type="float">
            <text:p>98.6915457329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83.0156411911" calcext:value-type="float">
            <text:p>83.0156411911</text:p>
          </table:table-cell>
          <table:table-cell office:value-type="float" office:value="41.5071624499" calcext:value-type="float">
            <text:p>41.5071624499</text:p>
          </table:table-cell>
          <table:table-cell office:value-type="float" office:value="41.5084787411" calcext:value-type="float">
            <text:p>41.5084787411</text:p>
          </table:table-cell>
          <table:table-cell office:value-type="float" office:value="102.346839755" calcext:value-type="float">
            <text:p>102.34683975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83.0052470465" calcext:value-type="float">
            <text:p>83.0052470465</text:p>
          </table:table-cell>
          <table:table-cell office:value-type="float" office:value="41.5026248696" calcext:value-type="float">
            <text:p>41.5026248696</text:p>
          </table:table-cell>
          <table:table-cell office:value-type="float" office:value="41.5026221769" calcext:value-type="float">
            <text:p>41.5026221769</text:p>
          </table:table-cell>
          <table:table-cell office:value-type="float" office:value="106.137516947" calcext:value-type="float">
            <text:p>106.137516947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82.9976540785" calcext:value-type="float">
            <text:p>82.9976540785</text:p>
          </table:table-cell>
          <table:table-cell office:value-type="float" office:value="41.4970278684" calcext:value-type="float">
            <text:p>41.4970278684</text:p>
          </table:table-cell>
          <table:table-cell office:value-type="float" office:value="41.5006262101" calcext:value-type="float">
            <text:p>41.5006262101</text:p>
          </table:table-cell>
          <table:table-cell office:value-type="float" office:value="110.068591573" calcext:value-type="float">
            <text:p>110.06859157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82.9860308561" calcext:value-type="float">
            <text:p>82.9860308561</text:p>
          </table:table-cell>
          <table:table-cell office:value-type="float" office:value="41.4912454776" calcext:value-type="float">
            <text:p>41.4912454776</text:p>
          </table:table-cell>
          <table:table-cell office:value-type="float" office:value="41.4947853784" calcext:value-type="float">
            <text:p>41.4947853784</text:p>
          </table:table-cell>
          <table:table-cell office:value-type="float" office:value="114.14526361" calcext:value-type="float">
            <text:p>114.14526361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82.9672034587" calcext:value-type="float">
            <text:p>82.9672034587</text:p>
          </table:table-cell>
          <table:table-cell office:value-type="float" office:value="41.4820611905" calcext:value-type="float">
            <text:p>41.4820611905</text:p>
          </table:table-cell>
          <table:table-cell office:value-type="float" office:value="41.4851422682" calcext:value-type="float">
            <text:p>41.4851422682</text:p>
          </table:table-cell>
          <table:table-cell office:value-type="float" office:value="118.372925631" calcext:value-type="float">
            <text:p>118.37292563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82.9341286888" calcext:value-type="float">
            <text:p>82.9341286888</text:p>
          </table:table-cell>
          <table:table-cell office:value-type="float" office:value="41.4638394569" calcext:value-type="float">
            <text:p>41.4638394569</text:p>
          </table:table-cell>
          <table:table-cell office:value-type="float" office:value="41.4702892318" calcext:value-type="float">
            <text:p>41.4702892318</text:p>
          </table:table-cell>
          <table:table-cell office:value-type="float" office:value="122.757169936" calcext:value-type="float">
            <text:p>122.757169936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82.8672406903" calcext:value-type="float">
            <text:p>82.8672406903</text:p>
          </table:table-cell>
          <table:table-cell office:value-type="float" office:value="41.4321320332" calcext:value-type="float">
            <text:p>41.4321320332</text:p>
          </table:table-cell>
          <table:table-cell office:value-type="float" office:value="41.4351086571" calcext:value-type="float">
            <text:p>41.4351086571</text:p>
          </table:table-cell>
          <table:table-cell office:value-type="float" office:value="127.303795952" calcext:value-type="float">
            <text:p>127.30379595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82.7636222212" calcext:value-type="float">
            <text:p>82.7636222212</text:p>
          </table:table-cell>
          <table:table-cell office:value-type="float" office:value="41.3816158648" calcext:value-type="float">
            <text:p>41.3816158648</text:p>
          </table:table-cell>
          <table:table-cell office:value-type="float" office:value="41.3820063564" calcext:value-type="float">
            <text:p>41.3820063564</text:p>
          </table:table-cell>
          <table:table-cell office:value-type="float" office:value="132.018817901" calcext:value-type="float">
            <text:p>132.018817901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82.6975465249" calcext:value-type="float">
            <text:p>82.6975465249</text:p>
          </table:table-cell>
          <table:table-cell office:value-type="float" office:value="41.3487607178" calcext:value-type="float">
            <text:p>41.3487607178</text:p>
          </table:table-cell>
          <table:table-cell office:value-type="float" office:value="41.3487858072" calcext:value-type="float">
            <text:p>41.3487858072</text:p>
          </table:table-cell>
          <table:table-cell office:value-type="float" office:value="136.908472757" calcext:value-type="float">
            <text:p>136.9084727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3.329247428" calcext:value-type="float">
            <text:p>163.329247428</text:p>
          </table:table-cell>
          <table:table-cell office:value-type="float" office:value="81.6646577305" calcext:value-type="float">
            <text:p>81.6646577305</text:p>
          </table:table-cell>
          <table:table-cell office:value-type="float" office:value="81.6645896972" calcext:value-type="float">
            <text:p>81.6645896972</text:p>
          </table:table-cell>
          <table:table-cell office:value-type="float" office:value="141.979228497" calcext:value-type="float">
            <text:p>141.979228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03:46:06.018378541</dc:date>
    <meta:editing-duration>PT6H29M51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76cm" svg:y="0.316cm" chart:style-name="ch2">
          <text:p>37.5% Impedance Mismatch m=n=0.5 tau=eps=0.5</text:p>
        </chart:title>
        <chart:subtitle svg:x="5.628cm" svg:y="1.275cm" chart:style-name="ch3">
          <text:p>Symmetric Initial Condition</text:p>
        </chart:subtitle>
        <chart:legend chart:legend-position="end" svg:x="11.772cm" svg:y="3.454cm" style:legend-expansion="high" chart:style-name="ch4"/>
        <chart:plot-area chart:style-name="ch5" table:cell-range-address="EnergyVals.A1:EnergyVals.E101" chart:data-source-has-labels="both" svg:x="1.331cm" svg:y="2.138cm" svg:width="10.121cm" svg:height="5.701cm">
          <chartooo:coordinate-region svg:x="2.138cm" svg:y="2.29cm" svg:width="9.314cm" svg:height="4.504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1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101" loext:label-string="energy" chart:class="chart:line">
            <chart:data-point chart:repeated="101"/>
          </chart:series>
          <chart:series chart:style-name="ch11" chart:values-cell-range-address="EnergyVals.C1:EnergyVals.C101" loext:label-string="left_energy" chart:class="chart:line">
            <chart:data-point chart:repeated="101"/>
          </chart:series>
          <chart:series chart:style-name="ch12" chart:values-cell-range-address="EnergyVals.D1:EnergyVals.D101" loext:label-string="right_energy" chart:class="chart:line">
            <chart:data-point chart:repeated="101"/>
          </chart:series>
          <chart:series chart:style-name="ch13" chart:values-cell-range-address="EnergyVals.E1:EnergyVals.E101" loext:label-string="approx_limit_curve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5.85142775264">
                <text:p>5.85142775264</text:p>
                <draw:g>
                  <svg:desc>EnergyVals.B1:EnergyVals.B101</svg:desc>
                </draw:g>
              </table:table-cell>
              <table:table-cell office:value-type="float" office:value="2.92571387632">
                <text:p>2.92571387632</text:p>
                <draw:g>
                  <svg:desc>EnergyVals.C1:EnergyVals.C101</svg:desc>
                </draw:g>
              </table:table-cell>
              <table:table-cell office:value-type="float" office:value="2.92571387632">
                <text:p>2.92571387632</text:p>
                <draw:g>
                  <svg:desc>EnergyVals.D1:EnergyVals.D101</svg:desc>
                </draw:g>
              </table:table-cell>
              <table:table-cell office:value-type="float" office:value="3.73917854635">
                <text:p>3.73917854635</text:p>
                <draw:g>
                  <svg:desc>EnergyVals.E1:EnergyVals.E101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5.85145635707">
                <text:p>5.85145635707</text:p>
              </table:table-cell>
              <table:table-cell office:value-type="float" office:value="2.92574955913">
                <text:p>2.92574955913</text:p>
              </table:table-cell>
              <table:table-cell office:value-type="float" office:value="2.92570679794">
                <text:p>2.92570679794</text:p>
              </table:table-cell>
              <table:table-cell office:value-type="float" office:value="3.87766859518">
                <text:p>3.87766859518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5.85151791805">
                <text:p>5.85151791805</text:p>
              </table:table-cell>
              <table:table-cell office:value-type="float" office:value="2.92582635578">
                <text:p>2.92582635578</text:p>
              </table:table-cell>
              <table:table-cell office:value-type="float" office:value="2.92569156227">
                <text:p>2.92569156227</text:p>
              </table:table-cell>
              <table:table-cell office:value-type="float" office:value="4.02128797746">
                <text:p>4.02128797746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5.85158500705">
                <text:p>5.85158500705</text:p>
              </table:table-cell>
              <table:table-cell office:value-type="float" office:value="2.92591000923">
                <text:p>2.92591000923</text:p>
              </table:table-cell>
              <table:table-cell office:value-type="float" office:value="2.92567499782">
                <text:p>2.92567499782</text:p>
              </table:table-cell>
              <table:table-cell office:value-type="float" office:value="4.17022667119">
                <text:p>4.17022667119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5.85164014233">
                <text:p>5.85164014233</text:p>
              </table:table-cell>
              <table:table-cell office:value-type="float" office:value="2.92597872102">
                <text:p>2.92597872102</text:p>
              </table:table-cell>
              <table:table-cell office:value-type="float" office:value="2.92566142131">
                <text:p>2.92566142131</text:p>
              </table:table-cell>
              <table:table-cell office:value-type="float" office:value="4.32468169069">
                <text:p>4.32468169069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5.85167387473">
                <text:p>5.85167387473</text:p>
              </table:table-cell>
              <table:table-cell office:value-type="float" office:value="2.92602072209">
                <text:p>2.92602072209</text:p>
              </table:table-cell>
              <table:table-cell office:value-type="float" office:value="2.92565315263">
                <text:p>2.92565315263</text:p>
              </table:table-cell>
              <table:table-cell office:value-type="float" office:value="4.4848573472">
                <text:p>4.484857347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5.85168300027">
                <text:p>5.85168300027</text:p>
              </table:table-cell>
              <table:table-cell office:value-type="float" office:value="2.9260320424">
                <text:p>2.9260320424</text:p>
              </table:table-cell>
              <table:table-cell office:value-type="float" office:value="2.92565095787">
                <text:p>2.92565095787</text:p>
              </table:table-cell>
              <table:table-cell office:value-type="float" office:value="4.65096551916">
                <text:p>4.65096551916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5.851668962">
                <text:p>5.851668962</text:p>
              </table:table-cell>
              <table:table-cell office:value-type="float" office:value="2.92601449313">
                <text:p>2.92601449313</text:p>
              </table:table-cell>
              <table:table-cell office:value-type="float" office:value="2.92565446888">
                <text:p>2.92565446888</text:p>
              </table:table-cell>
              <table:table-cell office:value-type="float" office:value="4.82322593247">
                <text:p>4.82322593247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5.85163639037">
                <text:p>5.85163639037</text:p>
              </table:table-cell>
              <table:table-cell office:value-type="float" office:value="2.92597385939">
                <text:p>2.92597385939</text:p>
              </table:table-cell>
              <table:table-cell office:value-type="float" office:value="2.92566253098">
                <text:p>2.92566253098</text:p>
              </table:table-cell>
              <table:table-cell office:value-type="float" office:value="5.00186645112">
                <text:p>5.00186645112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5.85159182713">
                <text:p>5.85159182713</text:p>
              </table:table-cell>
              <table:table-cell office:value-type="float" office:value="2.92591830711">
                <text:p>2.92591830711</text:p>
              </table:table-cell>
              <table:table-cell office:value-type="float" office:value="2.92567352002">
                <text:p>2.92567352002</text:p>
              </table:table-cell>
              <table:table-cell office:value-type="float" office:value="5.18712337866">
                <text:p>5.1871233786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5.85154263087">
                <text:p>5.85154263087</text:p>
              </table:table-cell>
              <table:table-cell office:value-type="float" office:value="2.92585700736">
                <text:p>2.92585700736</text:p>
              </table:table-cell>
              <table:table-cell office:value-type="float" office:value="2.92568562351">
                <text:p>2.92568562351</text:p>
              </table:table-cell>
              <table:table-cell office:value-type="float" office:value="5.37924177072">
                <text:p>5.37924177072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5.85149603416">
                <text:p>5.85149603416</text:p>
              </table:table-cell>
              <table:table-cell office:value-type="float" office:value="2.92579897436">
                <text:p>2.92579897436</text:p>
              </table:table-cell>
              <table:table-cell office:value-type="float" office:value="2.9256970598">
                <text:p>2.9256970598</text:p>
              </table:table-cell>
              <table:table-cell office:value-type="float" office:value="5.57847575921">
                <text:p>5.5784757592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5.85145838846">
                <text:p>5.85145838846</text:p>
              </table:table-cell>
              <table:table-cell office:value-type="float" office:value="2.92575211673">
                <text:p>2.92575211673</text:p>
              </table:table-cell>
              <table:table-cell office:value-type="float" office:value="2.92570627172">
                <text:p>2.92570627172</text:p>
              </table:table-cell>
              <table:table-cell office:value-type="float" office:value="5.78508888845">
                <text:p>5.78508888845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5.85143457118">
                <text:p>5.85143457118</text:p>
              </table:table-cell>
              <table:table-cell office:value-type="float" office:value="2.92572250858">
                <text:p>2.92572250858</text:p>
              </table:table-cell>
              <table:table-cell office:value-type="float" office:value="2.9257120626">
                <text:p>2.9257120626</text:p>
              </table:table-cell>
              <table:table-cell office:value-type="float" office:value="5.99935446381">
                <text:p>5.9993544638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5.8514275741">
                <text:p>5.8514275741</text:p>
              </table:table-cell>
              <table:table-cell office:value-type="float" office:value="2.92571387006">
                <text:p>2.92571387006</text:p>
              </table:table-cell>
              <table:table-cell office:value-type="float" office:value="2.92571370405">
                <text:p>2.92571370405</text:p>
              </table:table-cell>
              <table:table-cell office:value-type="float" office:value="6.22155591322">
                <text:p>6.22155591322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5.85143826992">
                <text:p>5.85143826992</text:p>
              </table:table-cell>
              <table:table-cell office:value-type="float" office:value="2.92572727542">
                <text:p>2.92572727542</text:p>
              </table:table-cell>
              <table:table-cell office:value-type="float" office:value="2.92571099451">
                <text:p>2.92571099451</text:p>
              </table:table-cell>
              <table:table-cell office:value-type="float" office:value="6.45198716208">
                <text:p>6.45198716208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5.85151141527">
                <text:p>5.85151141527</text:p>
              </table:table-cell>
              <table:table-cell office:value-type="float" office:value="2.92575419434">
                <text:p>2.92575419434</text:p>
              </table:table-cell>
              <table:table-cell office:value-type="float" office:value="2.92575722093">
                <text:p>2.92575722093</text:p>
              </table:table-cell>
              <table:table-cell office:value-type="float" office:value="6.6909530221">
                <text:p>6.6909530221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7.42781133184">
                <text:p>7.42781133184</text:p>
              </table:table-cell>
              <table:table-cell office:value-type="float" office:value="3.71340480357">
                <text:p>3.71340480357</text:p>
              </table:table-cell>
              <table:table-cell office:value-type="float" office:value="3.71440652827">
                <text:p>3.71440652827</text:p>
              </table:table-cell>
              <table:table-cell office:value-type="float" office:value="6.93876959443">
                <text:p>6.9387695944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7.42788333653">
                <text:p>7.42788333653</text:p>
              </table:table-cell>
              <table:table-cell office:value-type="float" office:value="3.71301507645">
                <text:p>3.71301507645</text:p>
              </table:table-cell>
              <table:table-cell office:value-type="float" office:value="3.71486826009">
                <text:p>3.71486826009</text:p>
              </table:table-cell>
              <table:table-cell office:value-type="float" office:value="7.19576468786">
                <text:p>7.19576468786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7.42806700582">
                <text:p>7.42806700582</text:p>
              </table:table-cell>
              <table:table-cell office:value-type="float" office:value="3.71281591499">
                <text:p>3.71281591499</text:p>
              </table:table-cell>
              <table:table-cell office:value-type="float" office:value="3.71525109083">
                <text:p>3.71525109083</text:p>
              </table:table-cell>
              <table:table-cell office:value-type="float" office:value="7.46227825243">
                <text:p>7.4622782524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.42782853195">
                <text:p>7.42782853195</text:p>
              </table:table-cell>
              <table:table-cell office:value-type="float" office:value="3.71273866891">
                <text:p>3.71273866891</text:p>
              </table:table-cell>
              <table:table-cell office:value-type="float" office:value="3.71508986304">
                <text:p>3.71508986304</text:p>
              </table:table-cell>
              <table:table-cell office:value-type="float" office:value="7.73866282907">
                <text:p>7.73866282907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7.42703098708">
                <text:p>7.42703098708</text:p>
              </table:table-cell>
              <table:table-cell office:value-type="float" office:value="3.71277112539">
                <text:p>3.71277112539</text:p>
              </table:table-cell>
              <table:table-cell office:value-type="float" office:value="3.71425986169">
                <text:p>3.71425986169</text:p>
              </table:table-cell>
              <table:table-cell office:value-type="float" office:value="8.02528401597">
                <text:p>8.0252840159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7.42598197128">
                <text:p>7.42598197128</text:p>
              </table:table-cell>
              <table:table-cell office:value-type="float" office:value="3.71284933314">
                <text:p>3.71284933314</text:p>
              </table:table-cell>
              <table:table-cell office:value-type="float" office:value="3.71313263814">
                <text:p>3.71313263814</text:p>
              </table:table-cell>
              <table:table-cell office:value-type="float" office:value="8.32252095222">
                <text:p>8.32252095222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7.42557861879">
                <text:p>7.42557861879</text:p>
              </table:table-cell>
              <table:table-cell office:value-type="float" office:value="3.71283241814">
                <text:p>3.71283241814</text:p>
              </table:table-cell>
              <table:table-cell office:value-type="float" office:value="3.71274620066">
                <text:p>3.71274620066</text:p>
              </table:table-cell>
              <table:table-cell office:value-type="float" office:value="8.63076681924">
                <text:p>8.6307668192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7.42552764141">
                <text:p>7.42552764141</text:p>
              </table:table-cell>
              <table:table-cell office:value-type="float" office:value="3.71276865407">
                <text:p>3.71276865407</text:p>
              </table:table-cell>
              <table:table-cell office:value-type="float" office:value="3.71275898734">
                <text:p>3.71275898734</text:p>
              </table:table-cell>
              <table:table-cell office:value-type="float" office:value="8.95042936099">
                <text:p>8.95042936099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7.42545932935">
                <text:p>7.42545932935</text:p>
              </table:table-cell>
              <table:table-cell office:value-type="float" office:value="3.71271160982">
                <text:p>3.71271160982</text:p>
              </table:table-cell>
              <table:table-cell office:value-type="float" office:value="3.71274771953">
                <text:p>3.71274771953</text:p>
              </table:table-cell>
              <table:table-cell office:value-type="float" office:value="9.28193142322">
                <text:p>9.2819314232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7.42532560331">
                <text:p>7.42532560331</text:p>
              </table:table-cell>
              <table:table-cell office:value-type="float" office:value="3.71266888363">
                <text:p>3.71266888363</text:p>
              </table:table-cell>
              <table:table-cell office:value-type="float" office:value="3.71265671968">
                <text:p>3.71265671968</text:p>
              </table:table-cell>
              <table:table-cell office:value-type="float" office:value="9.6257115129">
                <text:p>9.6257115129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7.42517161528">
                <text:p>7.42517161528</text:p>
              </table:table-cell>
              <table:table-cell office:value-type="float" office:value="3.71263481386">
                <text:p>3.71263481386</text:p>
              </table:table-cell>
              <table:table-cell office:value-type="float" office:value="3.71253680142">
                <text:p>3.71253680142</text:p>
              </table:table-cell>
              <table:table-cell office:value-type="float" office:value="9.98222437818">
                <text:p>9.9822243781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7.42509154848">
                <text:p>7.42509154848</text:p>
              </table:table-cell>
              <table:table-cell office:value-type="float" office:value="3.71259216592">
                <text:p>3.71259216592</text:p>
              </table:table-cell>
              <table:table-cell office:value-type="float" office:value="3.71249938256">
                <text:p>3.71249938256</text:p>
              </table:table-cell>
              <table:table-cell office:value-type="float" office:value="10.35194161">
                <text:p>10.35194161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7.42504971966">
                <text:p>7.42504971966</text:p>
              </table:table-cell>
              <table:table-cell office:value-type="float" office:value="3.71254525816">
                <text:p>3.71254525816</text:p>
              </table:table-cell>
              <table:table-cell office:value-type="float" office:value="3.71250446151">
                <text:p>3.71250446151</text:p>
              </table:table-cell>
              <table:table-cell office:value-type="float" office:value="10.7353522659">
                <text:p>10.735352265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7.4250187968">
                <text:p>7.4250187968</text:p>
              </table:table-cell>
              <table:table-cell office:value-type="float" office:value="3.71249797462">
                <text:p>3.71249797462</text:p>
              </table:table-cell>
              <table:table-cell office:value-type="float" office:value="3.71252082218">
                <text:p>3.71252082218</text:p>
              </table:table-cell>
              <table:table-cell office:value-type="float" office:value="11.1329635169">
                <text:p>11.1329635169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7.42498118184">
                <text:p>7.42498118184</text:p>
              </table:table-cell>
              <table:table-cell office:value-type="float" office:value="3.71245391286">
                <text:p>3.71245391286</text:p>
              </table:table-cell>
              <table:table-cell office:value-type="float" office:value="3.71252726898">
                <text:p>3.71252726898</text:p>
              </table:table-cell>
              <table:table-cell office:value-type="float" office:value="11.5453013183">
                <text:p>11.545301318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.42475442701">
                <text:p>7.42475442701</text:p>
              </table:table-cell>
              <table:table-cell office:value-type="float" office:value="3.71234303592">
                <text:p>3.71234303592</text:p>
              </table:table-cell>
              <table:table-cell office:value-type="float" office:value="3.71241139109">
                <text:p>3.71241139109</text:p>
              </table:table-cell>
              <table:table-cell office:value-type="float" office:value="11.9729111057">
                <text:p>11.9729111057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7.42441790778">
                <text:p>7.42441790778</text:p>
              </table:table-cell>
              <table:table-cell office:value-type="float" office:value="3.71212122508">
                <text:p>3.71212122508</text:p>
              </table:table-cell>
              <table:table-cell office:value-type="float" office:value="3.7122966827">
                <text:p>3.7122966827</text:p>
              </table:table-cell>
              <table:table-cell office:value-type="float" office:value="12.4163585162">
                <text:p>12.4163585162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2.0571117005">
                <text:p>12.0571117005</text:p>
              </table:table-cell>
              <table:table-cell office:value-type="float" office:value="6.02841096167">
                <text:p>6.02841096167</text:p>
              </table:table-cell>
              <table:table-cell office:value-type="float" office:value="6.02870073883">
                <text:p>6.02870073883</text:p>
              </table:table-cell>
              <table:table-cell office:value-type="float" office:value="12.8762301366">
                <text:p>12.8762301366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2.0564300162">
                <text:p>12.0564300162</text:p>
              </table:table-cell>
              <table:table-cell office:value-type="float" office:value="6.02813049038">
                <text:p>6.02813049038</text:p>
              </table:table-cell>
              <table:table-cell office:value-type="float" office:value="6.02829952585">
                <text:p>6.02829952585</text:p>
              </table:table-cell>
              <table:table-cell office:value-type="float" office:value="13.3531342796">
                <text:p>13.353134279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2.0559530292">
                <text:p>12.0559530292</text:p>
              </table:table-cell>
              <table:table-cell office:value-type="float" office:value="6.0279552189">
                <text:p>6.0279552189</text:p>
              </table:table-cell>
              <table:table-cell office:value-type="float" office:value="6.02799781033">
                <text:p>6.02799781033</text:p>
              </table:table-cell>
              <table:table-cell office:value-type="float" office:value="13.8477017883">
                <text:p>13.8477017883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12.0555887644">
                <text:p>12.0555887644</text:p>
              </table:table-cell>
              <table:table-cell office:value-type="float" office:value="6.02780989001">
                <text:p>6.02780989001</text:p>
              </table:table-cell>
              <table:table-cell office:value-type="float" office:value="6.02777887438">
                <text:p>6.02777887438</text:p>
              </table:table-cell>
              <table:table-cell office:value-type="float" office:value="14.3605868707">
                <text:p>14.360586870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2.0553256457">
                <text:p>12.0553256457</text:p>
              </table:table-cell>
              <table:table-cell office:value-type="float" office:value="6.02766679737">
                <text:p>6.02766679737</text:p>
              </table:table-cell>
              <table:table-cell office:value-type="float" office:value="6.02765884834">
                <text:p>6.02765884834</text:p>
              </table:table-cell>
              <table:table-cell office:value-type="float" office:value="14.8924679649">
                <text:p>14.8924679649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12.0551305005">
                <text:p>12.0551305005</text:p>
              </table:table-cell>
              <table:table-cell office:value-type="float" office:value="6.0275209502">
                <text:p>6.0275209502</text:p>
              </table:table-cell>
              <table:table-cell office:value-type="float" office:value="6.02760955029">
                <text:p>6.02760955029</text:p>
              </table:table-cell>
              <table:table-cell office:value-type="float" office:value="15.444048637">
                <text:p>15.44404863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.0585304832">
                <text:p>12.0585304832</text:p>
              </table:table-cell>
              <table:table-cell office:value-type="float" office:value="6.0265025751">
                <text:p>6.0265025751</text:p>
              </table:table-cell>
              <table:table-cell office:value-type="float" office:value="6.03202790814">
                <text:p>6.03202790814</text:p>
              </table:table-cell>
              <table:table-cell office:value-type="float" office:value="16.0160585111">
                <text:p>16.0160585111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12.0601384806">
                <text:p>12.0601384806</text:p>
              </table:table-cell>
              <table:table-cell office:value-type="float" office:value="6.02582994883">
                <text:p>6.02582994883</text:p>
              </table:table-cell>
              <table:table-cell office:value-type="float" office:value="6.03430853181">
                <text:p>6.03430853181</text:p>
              </table:table-cell>
              <table:table-cell office:value-type="float" office:value="16.6092542352">
                <text:p>16.609254235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2.0558558415">
                <text:p>12.0558558415</text:p>
              </table:table-cell>
              <table:table-cell office:value-type="float" office:value="6.02622960475">
                <text:p>6.02622960475</text:p>
              </table:table-cell>
              <table:table-cell office:value-type="float" office:value="6.02962623673">
                <text:p>6.02962623673</text:p>
              </table:table-cell>
              <table:table-cell office:value-type="float" office:value="17.2244204813">
                <text:p>17.2244204813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12.0530480191">
                <text:p>12.0530480191</text:p>
              </table:table-cell>
              <table:table-cell office:value-type="float" office:value="6.02646456383">
                <text:p>6.02646456383</text:p>
              </table:table-cell>
              <table:table-cell office:value-type="float" office:value="6.02658345532">
                <text:p>6.02658345532</text:p>
              </table:table-cell>
              <table:table-cell office:value-type="float" office:value="17.862370984">
                <text:p>17.862370984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2.0529230369">
                <text:p>12.0529230369</text:p>
              </table:table-cell>
              <table:table-cell office:value-type="float" office:value="6.02622109464">
                <text:p>6.02622109464</text:p>
              </table:table-cell>
              <table:table-cell office:value-type="float" office:value="6.02670194229">
                <text:p>6.02670194229</text:p>
              </table:table-cell>
              <table:table-cell office:value-type="float" office:value="18.5239496166">
                <text:p>18.5239496166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2.0521650764">
                <text:p>12.0521650764</text:p>
              </table:table-cell>
              <table:table-cell office:value-type="float" office:value="6.02606389908">
                <text:p>6.02606389908</text:p>
              </table:table-cell>
              <table:table-cell office:value-type="float" office:value="6.02610117728">
                <text:p>6.02610117728</text:p>
              </table:table-cell>
              <table:table-cell office:value-type="float" office:value="19.2100315073">
                <text:p>19.210031507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2.0518782174">
                <text:p>12.0518782174</text:p>
              </table:table-cell>
              <table:table-cell office:value-type="float" office:value="6.02584757557">
                <text:p>6.02584757557</text:p>
              </table:table-cell>
              <table:table-cell office:value-type="float" office:value="6.02603064188">
                <text:p>6.02603064188</text:p>
              </table:table-cell>
              <table:table-cell office:value-type="float" office:value="19.921524197">
                <text:p>19.921524197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12.0517903009">
                <text:p>12.0517903009</text:p>
              </table:table-cell>
              <table:table-cell office:value-type="float" office:value="6.02563265161">
                <text:p>6.02563265161</text:p>
              </table:table-cell>
              <table:table-cell office:value-type="float" office:value="6.02615764925">
                <text:p>6.02615764925</text:p>
              </table:table-cell>
              <table:table-cell office:value-type="float" office:value="20.6593688398">
                <text:p>20.659368839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2.0509395116">
                <text:p>12.0509395116</text:p>
              </table:table-cell>
              <table:table-cell office:value-type="float" office:value="6.0251036283">
                <text:p>6.0251036283</text:p>
              </table:table-cell>
              <table:table-cell office:value-type="float" office:value="6.02583588333">
                <text:p>6.02583588333</text:p>
              </table:table-cell>
              <table:table-cell office:value-type="float" office:value="21.4245414475">
                <text:p>21.4245414475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12.0485757682">
                <text:p>12.0485757682</text:p>
              </table:table-cell>
              <table:table-cell office:value-type="float" office:value="6.0242612026">
                <text:p>6.0242612026</text:p>
              </table:table-cell>
              <table:table-cell office:value-type="float" office:value="6.0243145656">
                <text:p>6.0243145656</text:p>
              </table:table-cell>
              <table:table-cell office:value-type="float" office:value="22.2180541815">
                <text:p>22.218054181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2.047349598">
                <text:p>12.047349598</text:p>
              </table:table-cell>
              <table:table-cell office:value-type="float" office:value="6.0236227616">
                <text:p>6.0236227616</text:p>
              </table:table-cell>
              <table:table-cell office:value-type="float" office:value="6.02372683639">
                <text:p>6.02372683639</text:p>
              </table:table-cell>
              <table:table-cell office:value-type="float" office:value="23.0409566907">
                <text:p>23.0409566907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22.1825211163">
                <text:p>22.1825211163</text:p>
              </table:table-cell>
              <table:table-cell office:value-type="float" office:value="11.0910420321">
                <text:p>11.0910420321</text:p>
              </table:table-cell>
              <table:table-cell office:value-type="float" office:value="11.0914790842">
                <text:p>11.0914790842</text:p>
              </table:table-cell>
              <table:table-cell office:value-type="float" office:value="23.8943375008">
                <text:p>23.894337500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2.1813292473">
                <text:p>22.1813292473</text:p>
              </table:table-cell>
              <table:table-cell office:value-type="float" office:value="11.0906636506">
                <text:p>11.0906636506</text:p>
              </table:table-cell>
              <table:table-cell office:value-type="float" office:value="11.0906655967">
                <text:p>11.0906655967</text:p>
              </table:table-cell>
              <table:table-cell office:value-type="float" office:value="24.7793254537">
                <text:p>24.7793254537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22.1808583408">
                <text:p>22.1808583408</text:p>
              </table:table-cell>
              <table:table-cell office:value-type="float" office:value="11.0902887778">
                <text:p>11.0902887778</text:p>
              </table:table-cell>
              <table:table-cell office:value-type="float" office:value="11.090569563">
                <text:p>11.090569563</text:p>
              </table:table-cell>
              <table:table-cell office:value-type="float" office:value="25.6970912007">
                <text:p>25.6970912007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2.1800125917">
                <text:p>22.1800125917</text:p>
              </table:table-cell>
              <table:table-cell office:value-type="float" office:value="11.0899863944">
                <text:p>11.0899863944</text:p>
              </table:table-cell>
              <table:table-cell office:value-type="float" office:value="11.0900261972">
                <text:p>11.0900261972</text:p>
              </table:table-cell>
              <table:table-cell office:value-type="float" office:value="26.6488487514">
                <text:p>26.6488487514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22.1802706399">
                <text:p>22.1802706399</text:p>
              </table:table-cell>
              <table:table-cell office:value-type="float" office:value="11.0895119492">
                <text:p>11.0895119492</text:p>
              </table:table-cell>
              <table:table-cell office:value-type="float" office:value="11.0907586907">
                <text:p>11.0907586907</text:p>
              </table:table-cell>
              <table:table-cell office:value-type="float" office:value="27.6358570793">
                <text:p>27.635857079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2.1788120229">
                <text:p>22.1788120229</text:p>
              </table:table-cell>
              <table:table-cell office:value-type="float" office:value="11.0893623758">
                <text:p>11.0893623758</text:p>
              </table:table-cell>
              <table:table-cell office:value-type="float" office:value="11.0894496471">
                <text:p>11.0894496471</text:p>
              </table:table-cell>
              <table:table-cell office:value-type="float" office:value="28.6594217871">
                <text:p>28.6594217871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22.178347365">
                <text:p>22.178347365</text:p>
              </table:table-cell>
              <table:table-cell office:value-type="float" office:value="11.0888394564">
                <text:p>11.0888394564</text:p>
              </table:table-cell>
              <table:table-cell office:value-type="float" office:value="11.0895079085">
                <text:p>11.0895079085</text:p>
              </table:table-cell>
              <table:table-cell office:value-type="float" office:value="29.7208968339">
                <text:p>29.7208968339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2.1770640934">
                <text:p>22.1770640934</text:p>
              </table:table-cell>
              <table:table-cell office:value-type="float" office:value="11.0884829839">
                <text:p>11.0884829839</text:p>
              </table:table-cell>
              <table:table-cell office:value-type="float" office:value="11.0885811096">
                <text:p>11.0885811096</text:p>
              </table:table-cell>
              <table:table-cell office:value-type="float" office:value="30.8216863261">
                <text:p>30.8216863261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22.1762320121">
                <text:p>22.1762320121</text:p>
              </table:table-cell>
              <table:table-cell office:value-type="float" office:value="11.0881397764">
                <text:p>11.0881397764</text:p>
              </table:table-cell>
              <table:table-cell office:value-type="float" office:value="11.0880922357">
                <text:p>11.0880922357</text:p>
              </table:table-cell>
              <table:table-cell office:value-type="float" office:value="31.963246375">
                <text:p>31.9632463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2.1934144289">
                <text:p>22.1934144289</text:p>
              </table:table-cell>
              <table:table-cell office:value-type="float" office:value="11.0838395866">
                <text:p>11.0838395866</text:p>
              </table:table-cell>
              <table:table-cell office:value-type="float" office:value="11.1095748423">
                <text:p>11.1095748423</text:p>
              </table:table-cell>
              <table:table-cell office:value-type="float" office:value="33.1470870224">
                <text:p>33.1470870224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22.1731234643">
                <text:p>22.1731234643</text:p>
              </table:table-cell>
              <table:table-cell office:value-type="float" office:value="11.0856261472">
                <text:p>11.0856261472</text:p>
              </table:table-cell>
              <table:table-cell office:value-type="float" office:value="11.0874973171">
                <text:p>11.0874973171</text:p>
              </table:table-cell>
              <table:table-cell office:value-type="float" office:value="34.3747742385">
                <text:p>34.374774238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2.1711819925">
                <text:p>22.1711819925</text:p>
              </table:table-cell>
              <table:table-cell office:value-type="float" office:value="11.0846735568">
                <text:p>11.0846735568</text:p>
              </table:table-cell>
              <table:table-cell office:value-type="float" office:value="11.0865084357">
                <text:p>11.0865084357</text:p>
              </table:table-cell>
              <table:table-cell office:value-type="float" office:value="35.6479319932">
                <text:p>35.6479319932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22.1683943478">
                <text:p>22.1683943478</text:p>
              </table:table-cell>
              <table:table-cell office:value-type="float" office:value="11.0839391122">
                <text:p>11.0839391122</text:p>
              </table:table-cell>
              <table:table-cell office:value-type="float" office:value="11.0844552356">
                <text:p>11.0844552356</text:p>
              </table:table-cell>
              <table:table-cell office:value-type="float" office:value="36.9682444043">
                <text:p>36.968244404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2.1669612583">
                <text:p>22.1669612583</text:p>
              </table:table-cell>
              <table:table-cell office:value-type="float" office:value="11.0822600351">
                <text:p>11.0822600351</text:p>
              </table:table-cell>
              <table:table-cell office:value-type="float" office:value="11.0847012233">
                <text:p>11.0847012233</text:p>
              </table:table-cell>
              <table:table-cell office:value-type="float" office:value="38.3374579652">
                <text:p>38.3374579652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22.1583567355">
                <text:p>22.1583567355</text:p>
              </table:table-cell>
              <table:table-cell office:value-type="float" office:value="11.0789034295">
                <text:p>11.0789034295</text:p>
              </table:table-cell>
              <table:table-cell office:value-type="float" office:value="11.079453306">
                <text:p>11.079453306</text:p>
              </table:table-cell>
              <table:table-cell office:value-type="float" office:value="39.7573838552">
                <text:p>39.757383855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2.1530232372">
                <text:p>22.1530232372</text:p>
              </table:table-cell>
              <table:table-cell office:value-type="float" office:value="11.0765175027">
                <text:p>11.0765175027</text:p>
              </table:table-cell>
              <table:table-cell office:value-type="float" office:value="11.0765057344">
                <text:p>11.0765057344</text:p>
              </table:table-cell>
              <table:table-cell office:value-type="float" office:value="41.2299003352">
                <text:p>41.2299003352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42.7569552323">
                <text:p>42.7569552323</text:p>
              </table:table-cell>
              <table:table-cell office:value-type="float" office:value="21.3784372007">
                <text:p>21.3784372007</text:p>
              </table:table-cell>
              <table:table-cell office:value-type="float" office:value="21.3785180317">
                <text:p>21.3785180317</text:p>
              </table:table-cell>
              <table:table-cell office:value-type="float" office:value="42.7569552323">
                <text:p>42.7569552323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42.7562306922">
                <text:p>42.7562306922</text:p>
              </table:table-cell>
              <table:table-cell office:value-type="float" office:value="21.3777637528">
                <text:p>21.3777637528</text:p>
              </table:table-cell>
              <table:table-cell office:value-type="float" office:value="21.3784669394">
                <text:p>21.3784669394</text:p>
              </table:table-cell>
              <table:table-cell office:value-type="float" office:value="44.3405685164">
                <text:p>44.3405685164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42.7538318616">
                <text:p>42.7538318616</text:p>
              </table:table-cell>
              <table:table-cell office:value-type="float" office:value="21.3768035799">
                <text:p>21.3768035799</text:p>
              </table:table-cell>
              <table:table-cell office:value-type="float" office:value="21.3770282817">
                <text:p>21.3770282817</text:p>
              </table:table-cell>
              <table:table-cell office:value-type="float" office:value="45.9828349721">
                <text:p>45.982834972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2.7551987731">
                <text:p>42.7551987731</text:p>
              </table:table-cell>
              <table:table-cell office:value-type="float" office:value="21.3754021204">
                <text:p>21.3754021204</text:p>
              </table:table-cell>
              <table:table-cell office:value-type="float" office:value="21.3797966527">
                <text:p>21.3797966527</text:p>
              </table:table-cell>
              <table:table-cell office:value-type="float" office:value="47.6859269698">
                <text:p>47.6859269698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42.7499920118">
                <text:p>42.7499920118</text:p>
              </table:table-cell>
              <table:table-cell office:value-type="float" office:value="21.3749545744">
                <text:p>21.3749545744</text:p>
              </table:table-cell>
              <table:table-cell office:value-type="float" office:value="21.3750374374">
                <text:p>21.3750374374</text:p>
              </table:table-cell>
              <table:table-cell office:value-type="float" office:value="49.4520973392">
                <text:p>49.452097339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42.7479385428">
                <text:p>42.7479385428</text:p>
              </table:table-cell>
              <table:table-cell office:value-type="float" office:value="21.373940919">
                <text:p>21.373940919</text:p>
              </table:table-cell>
              <table:table-cell office:value-type="float" office:value="21.3739976238">
                <text:p>21.3739976238</text:p>
              </table:table-cell>
              <table:table-cell office:value-type="float" office:value="51.2836823491">
                <text:p>51.2836823491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42.7463735909">
                <text:p>42.7463735909</text:p>
              </table:table-cell>
              <table:table-cell office:value-type="float" office:value="21.3728095238">
                <text:p>21.3728095238</text:p>
              </table:table-cell>
              <table:table-cell office:value-type="float" office:value="21.3735640671">
                <text:p>21.3735640671</text:p>
              </table:table-cell>
              <table:table-cell office:value-type="float" office:value="53.1831047982">
                <text:p>53.183104798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42.7433635227">
                <text:p>42.7433635227</text:p>
              </table:table-cell>
              <table:table-cell office:value-type="float" office:value="21.3715161232">
                <text:p>21.3715161232</text:p>
              </table:table-cell>
              <table:table-cell office:value-type="float" office:value="21.3718473996">
                <text:p>21.3718473996</text:p>
              </table:table-cell>
              <table:table-cell office:value-type="float" office:value="55.1528772198">
                <text:p>55.1528772198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42.7405249601">
                <text:p>42.7405249601</text:p>
              </table:table-cell>
              <table:table-cell office:value-type="float" office:value="21.3702343914">
                <text:p>21.3702343914</text:p>
              </table:table-cell>
              <table:table-cell office:value-type="float" office:value="21.3702905687">
                <text:p>21.3702905687</text:p>
              </table:table-cell>
              <table:table-cell office:value-type="float" office:value="57.1956052051">
                <text:p>57.195605205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2.7381027938">
                <text:p>42.7381027938</text:p>
              </table:table-cell>
              <table:table-cell office:value-type="float" office:value="21.3688958363">
                <text:p>21.3688958363</text:p>
              </table:table-cell>
              <table:table-cell office:value-type="float" office:value="21.3692069575">
                <text:p>21.3692069575</text:p>
              </table:table-cell>
              <table:table-cell office:value-type="float" office:value="59.3139908503">
                <text:p>59.3139908503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42.7331280251">
                <text:p>42.7331280251</text:p>
              </table:table-cell>
              <table:table-cell office:value-type="float" office:value="21.3662476085">
                <text:p>21.3662476085</text:p>
              </table:table-cell>
              <table:table-cell office:value-type="float" office:value="21.3668804166">
                <text:p>21.3668804166</text:p>
              </table:table-cell>
              <table:table-cell office:value-type="float" office:value="61.5108363304">
                <text:p>61.5108363304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42.7696023685">
                <text:p>42.7696023685</text:p>
              </table:table-cell>
              <table:table-cell office:value-type="float" office:value="21.3567367151">
                <text:p>21.3567367151</text:p>
              </table:table-cell>
              <table:table-cell office:value-type="float" office:value="21.4128656534">
                <text:p>21.4128656534</text:p>
              </table:table-cell>
              <table:table-cell office:value-type="float" office:value="63.7890476061">
                <text:p>63.7890476061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42.7187856457">
                <text:p>42.7187856457</text:p>
              </table:table-cell>
              <table:table-cell office:value-type="float" office:value="21.3572867639">
                <text:p>21.3572867639</text:p>
              </table:table-cell>
              <table:table-cell office:value-type="float" office:value="21.3614988818">
                <text:p>21.3614988818</text:p>
              </table:table-cell>
              <table:table-cell office:value-type="float" office:value="66.1516382682">
                <text:p>66.151638268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2.7104249913">
                <text:p>42.7104249913</text:p>
              </table:table-cell>
              <table:table-cell office:value-type="float" office:value="21.3529887769">
                <text:p>21.3529887769</text:p>
              </table:table-cell>
              <table:table-cell office:value-type="float" office:value="21.3574362144">
                <text:p>21.3574362144</text:p>
              </table:table-cell>
              <table:table-cell office:value-type="float" office:value="68.601733523">
                <text:p>68.601733523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42.6816689252">
                <text:p>42.6816689252</text:p>
              </table:table-cell>
              <table:table-cell office:value-type="float" office:value="21.3408299734">
                <text:p>21.3408299734</text:p>
              </table:table-cell>
              <table:table-cell office:value-type="float" office:value="21.3408389518">
                <text:p>21.3408389518</text:p>
              </table:table-cell>
              <table:table-cell office:value-type="float" office:value="71.1425743272">
                <text:p>71.142574327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42.6608266908">
                <text:p>42.6608266908</text:p>
              </table:table-cell>
              <table:table-cell office:value-type="float" office:value="21.3305282715">
                <text:p>21.3305282715</text:p>
              </table:table-cell>
              <table:table-cell office:value-type="float" office:value="21.3302984193">
                <text:p>21.3302984193</text:p>
              </table:table-cell>
              <table:table-cell office:value-type="float" office:value="73.7775216746">
                <text:p>73.7775216746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42.6458731013">
                <text:p>42.6458731013</text:p>
              </table:table-cell>
              <table:table-cell office:value-type="float" office:value="21.3230796344">
                <text:p>21.3230796344</text:p>
              </table:table-cell>
              <table:table-cell office:value-type="float" office:value="21.322793467">
                <text:p>21.322793467</text:p>
              </table:table-cell>
              <table:table-cell office:value-type="float" office:value="76.5100610417">
                <text:p>76.510061041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83.0743995161">
                <text:p>83.0743995161</text:p>
              </table:table-cell>
              <table:table-cell office:value-type="float" office:value="41.5370736134">
                <text:p>41.5370736134</text:p>
              </table:table-cell>
              <table:table-cell office:value-type="float" office:value="41.5373259027">
                <text:p>41.5373259027</text:p>
              </table:table-cell>
              <table:table-cell office:value-type="float" office:value="79.3438069989">
                <text:p>79.3438069989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83.0705691699">
                <text:p>83.0705691699</text:p>
              </table:table-cell>
              <table:table-cell office:value-type="float" office:value="41.5339587418">
                <text:p>41.5339587418</text:p>
              </table:table-cell>
              <table:table-cell office:value-type="float" office:value="41.536610428">
                <text:p>41.536610428</text:p>
              </table:table-cell>
              <table:table-cell office:value-type="float" office:value="82.2825079913">
                <text:p>82.282507991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83.0687553323">
                <text:p>83.0687553323</text:p>
              </table:table-cell>
              <table:table-cell office:value-type="float" office:value="41.5282588045">
                <text:p>41.5282588045</text:p>
              </table:table-cell>
              <table:table-cell office:value-type="float" office:value="41.5404965278">
                <text:p>41.5404965278</text:p>
              </table:table-cell>
              <table:table-cell office:value-type="float" office:value="85.3300512973">
                <text:p>85.3300512973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83.0502937372">
                <text:p>83.0502937372</text:p>
              </table:table-cell>
              <table:table-cell office:value-type="float" office:value="41.5248313318">
                <text:p>41.5248313318</text:p>
              </table:table-cell>
              <table:table-cell office:value-type="float" office:value="41.5254624053">
                <text:p>41.5254624053</text:p>
              </table:table-cell>
              <table:table-cell office:value-type="float" office:value="88.4904681706">
                <text:p>88.4904681706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83.0406710065">
                <text:p>83.0406710065</text:p>
              </table:table-cell>
              <table:table-cell office:value-type="float" office:value="41.5202475112">
                <text:p>41.5202475112</text:p>
              </table:table-cell>
              <table:table-cell office:value-type="float" office:value="41.5204234953">
                <text:p>41.5204234953</text:p>
              </table:table-cell>
              <table:table-cell office:value-type="float" office:value="91.7679391727">
                <text:p>91.7679391727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83.032129595">
                <text:p>83.032129595</text:p>
              </table:table-cell>
              <table:table-cell office:value-type="float" office:value="41.5159569817">
                <text:p>41.5159569817</text:p>
              </table:table-cell>
              <table:table-cell office:value-type="float" office:value="41.5161726133">
                <text:p>41.5161726133</text:p>
              </table:table-cell>
              <table:table-cell office:value-type="float" office:value="95.1667997028">
                <text:p>95.166799702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83.0239043519">
                <text:p>83.0239043519</text:p>
              </table:table-cell>
              <table:table-cell office:value-type="float" office:value="41.511904201">
                <text:p>41.511904201</text:p>
              </table:table-cell>
              <table:table-cell office:value-type="float" office:value="41.5120001509">
                <text:p>41.5120001509</text:p>
              </table:table-cell>
              <table:table-cell office:value-type="float" office:value="98.6915457329">
                <text:p>98.6915457329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83.0156411911">
                <text:p>83.0156411911</text:p>
              </table:table-cell>
              <table:table-cell office:value-type="float" office:value="41.5071624499">
                <text:p>41.5071624499</text:p>
              </table:table-cell>
              <table:table-cell office:value-type="float" office:value="41.5084787411">
                <text:p>41.5084787411</text:p>
              </table:table-cell>
              <table:table-cell office:value-type="float" office:value="102.346839755">
                <text:p>102.34683975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83.0052470465">
                <text:p>83.0052470465</text:p>
              </table:table-cell>
              <table:table-cell office:value-type="float" office:value="41.5026248696">
                <text:p>41.5026248696</text:p>
              </table:table-cell>
              <table:table-cell office:value-type="float" office:value="41.5026221769">
                <text:p>41.5026221769</text:p>
              </table:table-cell>
              <table:table-cell office:value-type="float" office:value="106.137516947">
                <text:p>106.137516947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82.9976540785">
                <text:p>82.9976540785</text:p>
              </table:table-cell>
              <table:table-cell office:value-type="float" office:value="41.4970278684">
                <text:p>41.4970278684</text:p>
              </table:table-cell>
              <table:table-cell office:value-type="float" office:value="41.5006262101">
                <text:p>41.5006262101</text:p>
              </table:table-cell>
              <table:table-cell office:value-type="float" office:value="110.068591573">
                <text:p>110.06859157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82.9860308561">
                <text:p>82.9860308561</text:p>
              </table:table-cell>
              <table:table-cell office:value-type="float" office:value="41.4912454776">
                <text:p>41.4912454776</text:p>
              </table:table-cell>
              <table:table-cell office:value-type="float" office:value="41.4947853784">
                <text:p>41.4947853784</text:p>
              </table:table-cell>
              <table:table-cell office:value-type="float" office:value="114.14526361">
                <text:p>114.14526361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82.9672034587">
                <text:p>82.9672034587</text:p>
              </table:table-cell>
              <table:table-cell office:value-type="float" office:value="41.4820611905">
                <text:p>41.4820611905</text:p>
              </table:table-cell>
              <table:table-cell office:value-type="float" office:value="41.4851422682">
                <text:p>41.4851422682</text:p>
              </table:table-cell>
              <table:table-cell office:value-type="float" office:value="118.372925631">
                <text:p>118.372925631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82.9341286888">
                <text:p>82.9341286888</text:p>
              </table:table-cell>
              <table:table-cell office:value-type="float" office:value="41.4638394569">
                <text:p>41.4638394569</text:p>
              </table:table-cell>
              <table:table-cell office:value-type="float" office:value="41.4702892318">
                <text:p>41.4702892318</text:p>
              </table:table-cell>
              <table:table-cell office:value-type="float" office:value="122.757169936">
                <text:p>122.757169936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82.8672406903">
                <text:p>82.8672406903</text:p>
              </table:table-cell>
              <table:table-cell office:value-type="float" office:value="41.4321320332">
                <text:p>41.4321320332</text:p>
              </table:table-cell>
              <table:table-cell office:value-type="float" office:value="41.4351086571">
                <text:p>41.4351086571</text:p>
              </table:table-cell>
              <table:table-cell office:value-type="float" office:value="127.303795952">
                <text:p>127.303795952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82.7636222212">
                <text:p>82.7636222212</text:p>
              </table:table-cell>
              <table:table-cell office:value-type="float" office:value="41.3816158648">
                <text:p>41.3816158648</text:p>
              </table:table-cell>
              <table:table-cell office:value-type="float" office:value="41.3820063564">
                <text:p>41.3820063564</text:p>
              </table:table-cell>
              <table:table-cell office:value-type="float" office:value="132.018817901">
                <text:p>132.018817901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82.6975465249">
                <text:p>82.6975465249</text:p>
              </table:table-cell>
              <table:table-cell office:value-type="float" office:value="41.3487607178">
                <text:p>41.3487607178</text:p>
              </table:table-cell>
              <table:table-cell office:value-type="float" office:value="41.3487858072">
                <text:p>41.3487858072</text:p>
              </table:table-cell>
              <table:table-cell office:value-type="float" office:value="136.908472757">
                <text:p>136.9084727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63.329247428">
                <text:p>163.329247428</text:p>
              </table:table-cell>
              <table:table-cell office:value-type="float" office:value="81.6646577305">
                <text:p>81.6646577305</text:p>
              </table:table-cell>
              <table:table-cell office:value-type="float" office:value="81.6645896972">
                <text:p>81.6645896972</text:p>
              </table:table-cell>
              <table:table-cell office:value-type="float" office:value="141.979228497">
                <text:p>141.979228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